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angal1" svg:font-family="Mangal"/>
    <style:font-face style:name="Courier New" svg:font-family="'Courier New'" style:font-family-generic="modern"/>
    <style:font-face style:name="Times New Roman Bold" svg:font-family="'Times New Roman Bold'" style:font-family-generic="roman"/>
    <style:font-face style:name="Arial Bold" svg:font-family="'Arial Bold'"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old1" svg:font-family="'Arial Bold'"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4.3333in" table:align="left" style:writing-mode="lr-tb"/>
    </style:style>
    <style:style style:name="Table1.A" style:family="table-column">
      <style:table-column-properties style:column-width="4.3333in"/>
    </style:style>
    <style:style style:name="Table1.1" style:family="table-row">
      <style:table-row-properties style:min-row-height="2.8097in" style:keep-together="true" fo:keep-together="auto"/>
    </style:style>
    <style:style style:name="Table1.A1" style:family="table-cell">
      <style:table-cell-properties style:vertical-align="top" fo:padding="0in" fo:border="none" style:writing-mode="lr-tb"/>
    </style:style>
    <style:style style:name="Table1.2" style:family="table-row">
      <style:table-row-properties style:min-row-height="0.4972in" style:keep-together="true" fo:keep-together="auto"/>
    </style:style>
    <style:style style:name="Table2" style:family="table">
      <style:table-properties style:width="5.0313in" table:align="left" style:writing-mode="lr-tb"/>
    </style:style>
    <style:style style:name="Table2.A" style:family="table-column">
      <style:table-column-properties style:column-width="5.0313in"/>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0.0139in solid #c0c0c0" style:writing-mode="lr-tb"/>
    </style:style>
    <style:style style:name="Table3" style:family="table">
      <style:table-properties style:width="5in" table:align="center" style:writing-mode="lr-tb"/>
    </style:style>
    <style:style style:name="Table3.A" style:family="table-column">
      <style:table-column-properties style:column-width="2.6833in"/>
    </style:style>
    <style:style style:name="Table3.B" style:family="table-column">
      <style:table-column-properties style:column-width="0.7319in"/>
    </style:style>
    <style:style style:name="Table3.C" style:family="table-column">
      <style:table-column-properties style:column-width="0.8903in"/>
    </style:style>
    <style:style style:name="Table3.D" style:family="table-column">
      <style:table-column-properties style:column-width="0.6944in"/>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style:snap-to-layout-grid="false"/>
    </style:style>
    <style:style style:name="P2" style:family="paragraph" style:parent-style-name="CDT_5f_MID">
      <style:text-properties fo:language="fr" fo:country="FR"/>
    </style:style>
    <style:style style:name="P3" style:family="paragraph" style:parent-style-name="PART_5f_FIRST">
      <style:paragraph-properties fo:break-before="page"/>
    </style:style>
    <style:style style:name="P4" style:family="paragraph" style:parent-style-name="PART_5f_NUM" style:master-page-name="Standard">
      <style:paragraph-properties style:page-number="auto"/>
    </style:style>
    <style:style style:name="P5" style:family="paragraph" style:parent-style-name="PART_5f_NUM" style:master-page-name="Convert_20_1">
      <style:paragraph-properties style:page-number="auto"/>
    </style:style>
    <style:style style:name="T1" style:family="text">
      <style:text-properties style:font-name="Wingdings 3"/>
    </style:style>
    <style:style style:name="T2" style:family="text">
      <style:text-properties fo:language="fr" fo:country="FR"/>
    </style:style>
    <style:style style:name="T3" style:family="text"/>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BL_NL_NUM"/>
        <text:sequence-decl text:display-outline-level="0" text:name="NOTE_NL_NUM"/>
      </text:sequence-decls>
      <text:p text:style-name="P4"/>
      <text:p text:style-name="P5">#</text:p>
      <text:p text:style-name="PART_5f_TTL">Part Title</text:p>
      <text:p text:style-name="PART_5f_FIRST">Here is some text on a parts page.</text:p>
      <text:p text:style-name="P3"/>
      <text:p text:style-name="P3">#</text:p>
      <text:p text:style-name="CHAP_5f_TTL">Chapter Title</text:p>
      <text:p text:style-name="CHAP_5f_AU_5f_ATTR">Chapter quotation, if used in the book. If quotations <text:line-break/>are used, one must be included in every chapter.</text:p>
      <text:p text:style-name="CHAP_5f_AU_5f_NA">Quotation Author</text:p>
      <text:p text:style-name="CHAP_5f_BM_5f_FIRST">The first paragraph of the chapter introduction is styled CHAP_BM_FIRST. <text:s/>The introduction should make it clear what the subject matter is for the chapter and preview the main topics to be covered in the chapter. Don’t make the introduction so short that it does not really help the reader see where the chapter is going. On the other hand, don’t make it so long that it runs onto the next page. If your introduction starts running that long you may be launching into the actual chapter content instead of simply introducing it.</text:p>
      <text:p text:style-name="H1">Main Topic Heading 1</text:p>
      <text:p text:style-name="HEADFIRST">Organize and structure your content by using headings to mark sections. The main topic headings should reflect the primary topics covered in the chapter. The first paragraph after a heading should be styled HEADFIRST. Text typically follows a heading rather than other elements such as another heading,<text:span text:style-name="Footnote_20_Symbol"><text:note text:id="ftn1" text:note-class="footnote"><text:note-citation>1</text:note-citation><text:note-body><text:p text:style-name="Footnote"><text:s/>Use of two or more headings in a row, without text between them, is referred to as “stacked headings” or sometime as an “empty section.” While typically considered something to avoid, there are some cases where use of stacked headings may be considered acceptable. The primary one is when presenting straight reference material such as syntax or command line descriptions rather than expository text. <text:s/></text:p></text:note-body></text:note></text:span> figures, lists, tables or any other sort of element. The first paragraph following a heading should function to introduce the section.</text:p>
      <text:p text:style-name="CHAP_5f_BM">Use figures, lists, tables, notes and other elements to help present your content. Use them to help explain, expand on, or supplement the points you are making in the text. Don’t add elements just to add them. For example, only use figures when they <text:soft-page-break/>actually support or aid the text. Use them when a visual element would really help make your point or clarify complicated discussions.</text:p>
      <text:p text:style-name="CHAP_5f_BM">Use lists when you need to enumerate steps or phases or when you need to break out, summarize, or explain information by category. Use numbered lists for the enumeration of steps or phases. Use bulleted lists for breaking out items categorically (items with no order or sequence to them).</text:p>
      <text:p text:style-name="CHAP_5f_BM">Use tables when you need to categorize items in more than one dimension. As with lists, use them when the information is something that is best presented .</text:p>
      <text:p text:style-name="CHAP_5f_BM">Use code listings and code fragments to demonstrate practical examples of specific programming issues and techniques.</text:p>
      <text:p text:style-name="CHAP_5f_BM">Use Notes, Tips, Cautions, Warnings, and sidebars to provide additional information or asides about the topic under discussion.</text:p>
      <text:p text:style-name="CHAP_5f_BM">Use <text:span text:style-name="BOLD">bold</text:span> text when defining new terms, or as keywords in bullet lists. Use <text:span text:style-name="ITAL">italic</text:span> for emphasis, but use it sparingly. Use a mono-spaced font (typically Courier) for code, command, or output terms that appear in paragraph text.</text:p>
      <text:p text:style-name="H2">Subtopic Heading 1</text:p>
      <text:p text:style-name="HEADFIRST">Use the second level of heading for subtopics. Introduce the subtopic of each subsection. If you provide subsections, you usually want to have at least two within any given section, but that is a guideline, not an absolute rule.</text:p>
      <text:p text:style-name="CHAP_5f_BM">Figures should always be referred to by number. You can refer to the figure directly, as in a sentence such as the following: Figure 1.1 shows the opening screen. Or you can refer to the figure parenthetically: The opening screen asks for the application’s serial number (see Figure 1.1). <text:s/>Set up a figure box by copying the one in this chapter or by using the figure boilerplate. Then insert the image using Insert,Picture or use the Local Image button on the WriteRAP toolbar if you are using WriteRAP with a version of Word that supports use of the toolbar. Following the figure box, change the figure number and caption.</text:p>
      <text:p text:style-name="CHAP_5f_BM">The easiest way to start a numbered list is to copy/type over this existing list or insert the boilerplate and type over it. Lead into lists with a phrase or sentence. If you use a complete sentence, end it in a colon. If you use a phrase but not a complete sentence, then don’t use a colon. Numbered lists should be used for linear or ordered material, such as a list of steps. Here is an example:</text:p>
      <text:list xml:id="list5555855185251113859" text:style-name="WW8Num28">
        <text:list-item>
          <text:p text:style-name="NL_5f_FIRST">This is an example of a numbered item with enough text in it to wrap to the next line so that you can see how that looks.</text:p>
        </text:list-item>
        <text:list-item>
          <text:p text:style-name="NL_5f_MID">This is an example of a numbered item with text to get it to wrap to the next line but it also includes more text to illustrate a second paragraph to the item.</text:p>
        </text:list-item>
      </text:list>
      <text:p text:style-name="NL_5f_CON">This is a second paragraph of this numbered item.</text:p>
      <text:list xml:id="list1895730322405156993" text:style-name="WW8Num28">
        <text:list-item>
          <text:p text:style-name="NL_5f_LAST">This is a last item with enough text to cause the line to wrap to a second line, just to be consistent.</text:p>
        </text:list-item>
      </text:list>
      <text:p text:style-name="Spacer"><text:soft-page-break/></text:p>
      <table:table table:name="Table1" table:style-name="Table1">
        <table:table-column table:style-name="Table1.A"/>
        <table:table-row table:style-name="Table1.1">
          <table:table-cell table:style-name="Table1.A1" office:value-type="string">
            <text:p text:style-name="artlist">&lt;&lt;insert <text:s/>figure file here—e.g., 01fig01.tif&gt;&gt;</text:p>
            <text:p text:style-name="artlist"/>
          </table:table-cell>
        </table:table-row>
        <table:table-row table:style-name="Table1.2">
          <table:table-cell table:style-name="Table1.A1" office:value-type="string">
            <text:p text:style-name="FIG_5f_CAP"><text:span text:style-name="FIG_5f_NUM">Figure 1.1  </text:span>Your figure caption goes here</text:p>
          </table:table-cell>
        </table:table-row>
      </table:table>
      <text:p text:style-name="CHAP_5f_BM">The other main type of list is the bulleted list. The easiest way to insert a bulleted list is to simply copy/ type over this example or insert the boilerplate and type over that. This list has five items:</text:p>
      <text:list xml:id="list4814550750735832872" text:style-name="WW8Num23">
        <text:list-item>
          <text:p text:style-name="BL_5f_FIRST">Use bullets when the items are not presented in linear order.</text:p>
        </text:list-item>
      </text:list>
      <text:list xml:id="list5885687543246008252" text:style-name="WW8Num18">
        <text:list-item>
          <text:p text:style-name="BL_5f_MID">Bullets don’t have to be complete sentences; they can be fragments or single terms.</text:p>
        </text:list-item>
        <text:list-item>
          <text:p text:style-name="BL_5f_MID">Make sure all bullet list items are roughly parallel. For example, they should all be phrases or complete sentences but not a mix of both.</text:p>
        </text:list-item>
        <text:list-item>
          <text:p text:style-name="BL_5f_MID">Bullets can have nested numbered lists:</text:p>
        </text:list-item>
      </text:list>
      <text:p text:style-name="BL_5f_NL_5f_FIRST"><text:span text:style-name="BL_5f_NL_5f_NUM"><text:sequence text:ref-name="refBL_NL_NUM0" text:name="BL_NL_NUM" text:formula="ooow:BL_NL_NUM+1" style:num-format="1">1</text:sequence></text:span><text:span text:style-name="BL_5f_NL_5f_NUM">.</text:span><text:tab/>Example of numbered list nested in a bullet list.</text:p>
      <text:p text:style-name="BL_5f_NL_5f_LAST"><text:span text:style-name="BL_5f_NL_5f_NUM"><text:sequence text:ref-name="refBL_NL_NUM1" text:name="BL_NL_NUM" text:formula="ooow:BL_NL_NUM+1" style:num-format="1">2</text:sequence></text:span><text:span text:style-name="BL_5f_NL_5f_NUM">.</text:span><text:tab/>Example of numbered list nested in a bullet list.</text:p>
      <text:list xml:id="list988437852465125616" text:style-name="WW8Num20">
        <text:list-item>
          <text:p text:style-name="BL_5f_LAST">Here is the last item in the bullet list.</text:p>
        </text:list-item>
      </text:list>
      <text:p text:style-name="H2">Subtopic Heading 2</text:p>
      <text:p text:style-name="HEADFIRST">To create a Note, Tip, Caution, or Warning, copy/type over the following Note or insert the boilerplate. For a Tip or Warning, you could just change the heading to reflect the corresponding element.</text:p>
      <text:p text:style-name="SF_5f_TTL">Note</text:p>
      <text:p text:style-name="SF_5f_FIRST"><text:soft-page-break/>Change the text to reflect your own. </text:p>
      <text:p text:style-name="SF_5f_LAST">Notes, Tips, Cautions, and Warnings should not be overly long. If you find that you need to use several paragraphs to explain your point, consider using a sidebar instead. Try to avoid using Note items just for simple cross-references. Cross-references should include the chapter number and title as in this concept is covered in more depth in Chapter 7, “The 80/20 Rule.”</text:p>
      <text:p text:style-name="H3">Sub-Subtopic Heading 1</text:p>
      <text:p text:style-name="HEADFIRST">This is what the third level of heading looks like. Again, if you provide subsections, you need to provide at least two. You can’t have just one subsection within a section.</text:p>
      <text:p text:style-name="CHAP_5f_BM">Sidebars are added the same way as Note items. Copy over this one or insert the boilerplate for a sidebar. Sidebars have a specific heading, and they usually run longer than simple Note, Tip, Caution, or Warning items. Change the heading to reflect the content of the sidebar.</text:p>
      <text:p text:style-name="CHAP_5f_BM">Try to avoid placing Note, Tip, Warning, and sidebar items right next to each other, and try not to have more than one or two on the same page. </text:p>
      <text:p text:style-name="Spacer"/>
      <table:table table:name="Table2" table:style-name="Table2">
        <table:table-column table:style-name="Table2.A"/>
        <table:table-row table:style-name="Table2.1">
          <table:table-cell table:style-name="Table2.A1" office:value-type="string">
            <text:p text:style-name="SF1_5f_TTL">Change the Heading to Reflect the Content of the Sidebar</text:p>
            <text:p text:style-name="SF1_5f_FIRST">Sidebars typically contain several paragraphs, but you should avoid making them too long.</text:p>
            <text:p text:style-name="SF1_5f_MID">Sidebars can contain bulleted or numbered lists and might even contain figures and tables. Following is an example of a bulleted list within a sidebar:</text:p>
            <text:list xml:id="list1060884645589116723" text:style-name="WW8Num22">
              <text:list-item>
                <text:p text:style-name="SF1_5f_BL_5f_FIRST">Same bullet rules apply </text:p>
              </text:list-item>
            </text:list>
            <text:list xml:id="list34499099" text:continue-list="list988437852465125616" text:style-name="WW8Num22">
              <text:list-item>
                <text:p text:style-name="SF1_5f_BL_5f_MID">Another bullet list item</text:p>
              </text:list-item>
              <text:list-item>
                <text:p text:style-name="SF1_5f_BL_5f_LAST">Last bullet list item</text:p>
              </text:list-item>
            </text:list>
            <text:p text:style-name="SF1_5f_MID">Notes can also contain lines of code:</text:p>
            <text:p text:style-name="SF1_5f_DPGM_5f_ONLY">rpm –uhv <text:s/>python-1_5_2-2_i386.rpm</text:p>
            <text:p text:style-name="SF1_5f_MID">Following is an example of a numbered list within a sidebar:</text:p>
            <text:p text:style-name="SF1_5f_NL_5f_FIRST"><text:sequence text:ref-name="refNOTE_NL_NUM0" text:name="NOTE_NL_NUM" text:formula="ooow:NOTE_NL_NUM=1" style:num-format="1">1</text:sequence>.<text:tab/>Example of numbered list in a sidebar.</text:p>
            <text:p text:style-name="SF1_5f_NL_5f_MID"><text:sequence text:ref-name="refNOTE_NL_NUM1" text:name="NOTE_NL_NUM" text:formula="ooow:NOTE_NL_NUM+1" style:num-format="1">2</text:sequence>.<text:tab/>Example of numbered list in a sidebar.</text:p>
            <text:p text:style-name="SF1_5f_NL_5f_LAST"><text:sequence text:ref-name="refNOTE_NL_NUM2" text:name="NOTE_NL_NUM" text:formula="ooow:NOTE_NL_NUM+1" style:num-format="1">3</text:sequence>.<text:tab/>Example of numbered list in a sidebar.</text:p>
            <text:p text:style-name="SF1_5f_LAST">Here is the last paragraph of a sidebar.</text:p>
          </table:table-cell>
        </table:table-row>
      </table:table>
      <text:p text:style-name="Spacer"/>
      <text:p text:style-name="CHAP_5f_BM">Tables <text:s/>are treated in a fashion similar to figures. Refer to all tables by number in the text preceding them: Table 1.1 presents such and such. Copy over the table <text:soft-page-break/>number, table title, column headings, and table text with your information or insert the boilerplate and do the same. Add or remove columns and rows as needed.</text:p>
      <text:p text:style-name="TBL_5f_TTL"><text:span text:style-name="TBL_5f_NUM">Table 1.1  </text:span>Table Headin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TBL_5f_COLHD">LoadSim User Attribute</text:p>
          </table:table-cell>
          <table:table-cell table:style-name="Table3.A1" office:value-type="string">
            <text:p text:style-name="TBL_5f_COLHD">Light</text:p>
          </table:table-cell>
          <table:table-cell table:style-name="Table3.A1" office:value-type="string">
            <text:p text:style-name="TBL_5f_COLHD">Medium</text:p>
          </table:table-cell>
          <table:table-cell table:style-name="Table3.A1" office:value-type="string">
            <text:p text:style-name="TBL_5f_COLHD">Heavy</text:p>
          </table:table-cell>
        </table:table-row>
        <table:table-row table:style-name="Table3.1">
          <table:table-cell table:style-name="Table3.A1" office:value-type="string">
            <text:p text:style-name="TBL_5f_H1">Reading Mail</text:p>
          </table:table-cell>
          <table:table-cell table:style-name="Table3.A1" office:value-type="string">
            <text:p text:style-name="P1"/>
          </table:table-cell>
          <table:table-cell table:style-name="Table3.A1" office:value-type="string">
            <text:p text:style-name="P1"/>
          </table:table-cell>
          <table:table-cell table:style-name="Table3.A1" office:value-type="string">
            <text:p text:style-name="P1"/>
          </table:table-cell>
        </table:table-row>
        <table:table-row table:style-name="Table3.1">
          <table:table-cell table:style-name="Table3.A1" office:value-type="string">
            <text:p text:style-name="TBL">Reply to it</text:p>
          </table:table-cell>
          <table:table-cell table:style-name="Table3.A1" office:value-type="string">
            <text:p text:style-name="TBL">5%</text:p>
          </table:table-cell>
          <table:table-cell table:style-name="Table3.A1" office:value-type="string">
            <text:p text:style-name="TBL">7%</text:p>
          </table:table-cell>
          <table:table-cell table:style-name="Table3.A1" office:value-type="string">
            <text:p text:style-name="TBL">15%</text:p>
          </table:table-cell>
        </table:table-row>
        <table:table-row table:style-name="Table3.1">
          <table:table-cell table:style-name="Table3.A1" office:value-type="string">
            <text:p text:style-name="TBL">Reply to it all</text:p>
          </table:table-cell>
          <table:table-cell table:style-name="Table3.A1" office:value-type="string">
            <text:p text:style-name="TBL">3%</text:p>
          </table:table-cell>
          <table:table-cell table:style-name="Table3.A1" office:value-type="string">
            <text:p text:style-name="TBL">5%</text:p>
          </table:table-cell>
          <table:table-cell table:style-name="Table3.A1" office:value-type="string">
            <text:p text:style-name="TBL">7%</text:p>
          </table:table-cell>
        </table:table-row>
        <table:table-row table:style-name="Table3.1">
          <table:table-cell table:style-name="Table3.A1" office:value-type="string">
            <text:p text:style-name="TBL">Forward it</text:p>
          </table:table-cell>
          <table:table-cell table:style-name="Table3.A1" office:value-type="string">
            <text:p text:style-name="TBL">5%</text:p>
          </table:table-cell>
          <table:table-cell table:style-name="Table3.A1" office:value-type="string">
            <text:p text:style-name="TBL">7%</text:p>
          </table:table-cell>
          <table:table-cell table:style-name="Table3.A1" office:value-type="string">
            <text:p text:style-name="TBL">7%</text:p>
          </table:table-cell>
        </table:table-row>
        <table:table-row table:style-name="Table3.1">
          <table:table-cell table:style-name="Table3.A1" office:value-type="string">
            <text:p text:style-name="TBL">Move it</text:p>
          </table:table-cell>
          <table:table-cell table:style-name="Table3.A1" office:value-type="string">
            <text:p text:style-name="TBL">20%</text:p>
          </table:table-cell>
          <table:table-cell table:style-name="Table3.A1" office:value-type="string">
            <text:p text:style-name="TBL">20%</text:p>
          </table:table-cell>
          <table:table-cell table:style-name="Table3.A1" office:value-type="string">
            <text:p text:style-name="TBL">20%</text:p>
          </table:table-cell>
        </table:table-row>
      </table:table>
      <text:p text:style-name="Spacer"/>
      <text:p text:style-name="H3">Subsubtopic Heading 2</text:p>
      <text:p text:style-name="HEADFIRST">You should not use tables if you only need two columns, such as if you are presenting terms and definitions—use bulleted lists for this type of material instead. You can use em dashes, em spaces, or colons to separate the term from the definition. The following list shows an example, with bold keywords:</text:p>
      <text:list xml:id="list34499722" text:continue-list="list4814550750735832872" text:style-name="WW8Num23">
        <text:list-item>
          <text:p text:style-name="BL_5f_FIRST"><text:span text:style-name="BOLD">First item </text:span>This is the first definition in a list.</text:p>
        </text:list-item>
      </text:list>
      <text:list xml:id="list34516100" text:continue-list="list5885687543246008252" text:style-name="WW8Num18">
        <text:list-item>
          <text:p text:style-name="BL_5f_MID"><text:span text:style-name="BOLD">Second item </text:span>This is the second definition in a list.</text:p>
        </text:list-item>
        <text:list-item>
          <text:p text:style-name="BL_5f_MID"><text:span text:style-name="BOLD">Third item </text:span>This is the third definition in a list.</text:p>
        </text:list-item>
      </text:list>
      <text:list xml:id="list34499258" text:continue-list="list34499099" text:style-name="WW8Num20">
        <text:list-item>
          <text:p text:style-name="BL_5f_LAST"><text:span text:style-name="BOLD">Fourth item </text:span>This is the last definition in a list.</text:p>
        </text:list-item>
      </text:list>
      <text:p text:style-name="HEADFIRST">Code fragments are typically presented in the following way:</text:p>
      <text:p text:style-name="DPGM_5f_FIRST">&lt;!-- Sample Web Page: Copyright 1998, The Little Nipper --&gt; </text:p>
      <text:p text:style-name="DPGM_5f_MID">&lt;!-- Start of the page --&gt;</text:p>
      <text:p text:style-name="DPGM_5f_MID"><text:s text:c="2"/>&lt;html&gt;</text:p>
      <text:p text:style-name="DPGM_5f_MID">&lt;!-- Head --&gt;</text:p>
      <text:p text:style-name="DPGM_5f_MID">&lt;!-- Start of the page --&gt;</text:p>
      <text:p text:style-name="DPGM_5f_MID"><text:s text:c="2"/>&lt;html&gt;</text:p>
      <text:p text:style-name="DPGM_5f_MID">&lt;!-- Head --&gt;</text:p>
      <text:p text:style-name="DPGM_5f_LAST"><text:s text:c="2"/>&lt;head&gt;</text:p>
      <text:p text:style-name="HEADFIRST">Note that the maximum line width for a line of code is 75 characters, including blank spaces. Lines longer than that will break to the next line. You can insert a code continuation character to show the reader that the line continues. Do not use tabs in code. Use blank spaces instead.</text:p>
      <text:p text:style-name="H1">Main Topic Heading 2</text:p>
      <text:p text:style-name="HEADFIRST"><text:soft-page-break/>A chapter must have several main topics (H1 headings). A chapter should not have just a single main topic. </text:p>
      <text:p text:style-name="CHAP_5f_BM">Code listings are referred to by number in the same manner as tables and figures: Listing 1.1 is an example listing. Again, type over this one or drop in the boilerplate. The maximum line width for listings is also 75 characters. If a line happens to exceed the 75 character max, you can use code continuation characters (<text:span text:style-name="DING"><text:span text:style-name="T1"></text:span></text:span>) to show the reader that the line continues. Again, do not use tabs in code. Use blank space instead.</text:p>
      <text:p text:style-name="CDT_5f_TTL"><text:span text:style-name="CDT_5f_NUM">Listing 1.1</text:span>  Listing Heading</text:p>
      <text:p text:style-name="CDT_5f_FIRST">&lt;!-- Sample Web Page: Copyright 1998, The Little Nipper --&gt;</text:p>
      <text:p text:style-name="CDT_5f_MID">&lt;!-- Start of the page --&gt;</text:p>
      <text:p text:style-name="CDT_5f_MID"><text:s text:c="2"/>&lt;html&gt;</text:p>
      <text:p text:style-name="CDT_5f_MID">&lt;!-- Head --&gt;</text:p>
      <text:p text:style-name="CDT_5f_MID"><text:s text:c="2"/>&lt;head&gt;</text:p>
      <text:p text:style-name="CDT_5f_MID"><text:s text:c="4"/>&lt;title&gt;The Little Nipper’s Web Page&lt;/title&gt;</text:p>
      <text:p text:style-name="CDT_5f_MID"><text:s text:c="2"/>&lt;/head&gt;</text:p>
      <text:p text:style-name="CDT_5f_MID">&lt;!-- Start of the body --&gt;</text:p>
      <text:p text:style-name="CDT_5f_MID"><text:s text:c="2"/>&lt;body&gt;</text:p>
      <text:p text:style-name="CDT_5f_MID">&lt;!-- Picture of The Little Nipper --&gt;</text:p>
      <text:p text:style-name="CDT_5f_MID"><text:s text:c="2"/><text:span text:style-name="T2">&lt;center&gt;</text:span></text:p>
      <text:p text:style-name="P2"><text:s text:c="4"/>&lt;img src="nipper.jpg"&gt;</text:p>
      <text:p text:style-name="CDT_5f_LAST"><text:span text:style-name="T2"><text:s text:c="4"/></text:span>&lt;p&gt;</text:p>
      <text:p text:style-name="H1">Summary</text:p>
      <text:p text:style-name="HEADFIRST">Chapters should end with a summary or some sort of similar closing section that briefly reviews the content covered in the chapter and provides the reader with a sense of clos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 2" svg:font-family="'Wingdings 2'" style:font-family-generic="roman" style:font-pitch="variable" style:font-charset="x-symbol"/>
    <style:font-face style:name="Wingdings 3" svg:font-family="'Wingdings 3'" style:font-family-generic="roman" style:font-pitch="variable" style:font-charset="x-symbol"/>
    <style:font-face style:name="Mangal1" svg:font-family="Mangal"/>
    <style:font-face style:name="Courier New" svg:font-family="'Courier New'" style:font-family-generic="modern"/>
    <style:font-face style:name="Times New Roman Bold" svg:font-family="'Times New Roman Bold'" style:font-family-generic="roman"/>
    <style:font-face style:name="Arial Bold" svg:font-family="'Arial Bold'" style:font-family-generic="swiss"/>
    <style:font-face style:name="Courier New1" svg:font-family="'Courier New'" style:font-family-generic="modern" style:font-pitch="fixed"/>
    <style:font-face style:name="SimSun1" svg:font-family="SimSun, 宋体"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 Bold1" svg:font-family="'Arial Bold'"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fo:color="#fefefe" style:font-name="Arial Bold1"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fo:keep-with-next="always"/>
      <style:text-properties fo:color="#fefefe" style:font-name="Arial Bold1" fo:font-size="14pt" fo:font-style="italic" fo:font-weight="bold" style:font-size-asian="14pt" style:font-style-asian="italic"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fo:keep-with-next="always"/>
      <style:text-properties fo:color="#fefefe" style:font-name="Arial Bold1" fo:font-size="13pt" fo:font-weight="bold" style:font-size-asian="13pt" style:font-weight-asian="bold" style:font-name-complex="Arial" style:font-size-complex="13pt" style:font-weight-complex="bold"/>
    </style:style>
    <style:style style:name="H2" style:family="paragraph" style:next-style-name="HEADFIRST">
      <style:paragraph-properties fo:margin-top="0.1665in" fo:margin-bottom="0in" style:line-height-at-least="0.1665in" fo:orphans="2" fo:widows="2" fo:hyphenation-ladder-count="no-limit"/>
      <style:text-properties style:use-window-font-color="true" style:font-name="Arial Bold1" fo:font-size="16pt" fo:language="en" fo:country="US" fo:font-weight="bold" style:font-name-asian="Times New Roman" style:font-size-asian="16pt" style:font-weight-asian="bold" style:font-name-complex="Arial Bold1" style:font-size-complex="12pt" style:language-complex="ar" style:country-complex="SA" fo:hyphenate="false" fo:hyphenation-remain-char-count="2" fo:hyphenation-push-char-count="2"/>
    </style:style>
    <style:style style:name="H3" style:family="paragraph" style:parent-style-name="H2" style:next-style-name="HEADFIRST">
      <style:paragraph-properties fo:margin-top="0.1252in" fo:margin-bottom="0in"/>
      <style:text-properties fo:font-size="12pt" style:font-size-asian="12pt"/>
    </style:style>
    <style:style style:name="HEADFIRST" style:family="paragraph" style:next-style-name="CHAP_5f_BM">
      <style:paragraph-properties fo:margin-top="0.0835in" fo:margin-bottom="0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PART_5f_TTL" style:display-name="PART_TTL" style:family="paragraph" style:parent-style-name="Standard" style:next-style-name="PART_5f_FIRST">
      <style:paragraph-properties fo:margin-top="0.1665in" fo:margin-bottom="0.25in" style:line-height-at-least="0.1665in" fo:keep-together="always" fo:hyphenation-ladder-count="no-limit" fo:keep-with-next="always"/>
      <style:text-properties style:font-name="Arial Bold1" fo:font-size="36pt" fo:font-weight="bold" style:font-size-asian="36pt" style:font-weight-asian="bold" style:font-name-complex="Arial Bold1" fo:hyphenate="false" fo:hyphenation-remain-char-count="2" fo:hyphenation-push-char-count="2"/>
    </style:style>
    <style:style style:name="Footnote" style:family="paragraph" style:parent-style-name="Standard" style:class="extra">
      <style:text-properties fo:font-size="10pt" style:font-size-asian="10pt" style:font-size-complex="10pt"/>
    </style:style>
    <style:style style:name="FN" style:family="paragraph" style:parent-style-name="Footnote">
      <style:paragraph-properties style:line-height-at-least="0.1665in" fo:hyphenation-ladder-count="no-limit"/>
      <style:text-properties fo:hyphenate="false" fo:hyphenation-remain-char-count="2" fo:hyphenation-push-char-count="2"/>
    </style:style>
    <style:style style:name="CHAP_5f_BM" style:display-name="CHAP_BM" style:family="paragraph">
      <style:paragraph-properties fo:margin="100%" fo:margin-left="0in" fo:margin-right="0in" fo:margin-top="0in" fo:margin-bottom="0in" style:line-height-at-least="0.1665in" fo:orphans="2" fo:widows="2" fo:hyphenation-ladder-count="no-limit" fo:text-indent="0.1799in" style:auto-text-indent="false"/>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_5f_NL_5f_FIRST" style:display-name="BL_NL_FIRST" style:family="paragraph" style:parent-style-name="Standard">
      <style:paragraph-properties fo:margin="100%" fo:margin-left="0.6799in" fo:margin-right="0in" fo:margin-top="0.0417in" fo:margin-bottom="0in" style:line-height-at-least="0.1528in" fo:hyphenation-ladder-count="no-limit" fo:text-indent="-0.2098in" style:auto-text-indent="false"/>
      <style:text-properties style:font-name="Times New Roman" fo:font-size="10pt" style:font-size-asian="10pt" style:font-name-complex="Times New Roman" style:font-size-complex="10pt" style:text-scale="102%" fo:hyphenate="false" fo:hyphenation-remain-char-count="2" fo:hyphenation-push-char-count="2"/>
    </style:style>
    <style:style style:name="NL_5f_FIRST" style:display-name="NL_FIRST" style:family="paragraph" style:next-style-name="NL_5f_MID" style:list-style-name="WW8Num28">
      <style:paragraph-properties fo:margin-top="0.0835in" fo:margin-bottom="0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NL_5f_MID" style:display-name="NL_MID" style:family="paragraph" style:parent-style-name="NL_5f_FIRST">
      <style:paragraph-properties fo:margin-top="0in" fo:margin-bottom="0in"/>
    </style:style>
    <style:style style:name="tiny" style:family="paragraph">
      <style:paragraph-properties style:line-height-at-least="0.0693in" fo:orphans="2" fo:widows="2" style:text-autospace="none"/>
      <style:text-properties fo:color="#000000" style:font-name="Arial" fo:font-size="1pt" fo:language="en" fo:country="US" style:font-name-asian="SimSun1" style:font-size-asian="1pt" style:font-name-complex="Arial" style:font-size-complex="12pt" style:language-complex="ar" style:country-complex="SA" style:text-scale="101%"/>
    </style:style>
    <style:style style:name="artlist" style:family="paragraph">
      <style:paragraph-properties style:line-height-at-least="0.0138in" fo:text-align="center" style:justify-single-word="false" fo:orphans="2" fo:widows="2" style:text-autospace="none"/>
      <style:text-properties fo:color="#000000" style:font-name="Courier New" fo:font-size="11pt" fo:language="en" fo:country="US" style:font-name-asian="SimSun1" style:font-size-asian="11pt" style:font-name-complex="Courier New" style:font-size-complex="12pt" style:language-complex="ar" style:country-complex="SA"/>
    </style:style>
    <style:style style:name="CDT_5f_MID" style:display-name="CDT_MID" style:family="paragraph">
      <style:paragraph-properties style:line-height-at-least="0.1665in" fo:orphans="2" fo:widows="2"/>
      <style:text-properties style:use-window-font-color="true" style:font-name="Courier New" fo:font-size="8pt" fo:language="en" fo:country="US" style:font-name-asian="Times New Roman" style:font-size-asian="8pt" style:font-name-complex="Courier New" style:font-size-complex="12pt" style:language-complex="ar" style:country-complex="SA"/>
    </style:style>
    <style:style style:name="CDT_5f_LAST" style:display-name="CDT_LAST" style:family="paragraph" style:parent-style-name="CDT_5f_MID">
      <style:paragraph-properties fo:margin-top="0in" fo:margin-bottom="0.1665in" fo:hyphenation-ladder-count="no-limit" fo:padding-left="0in" fo:padding-right="0in" fo:padding-top="0in" fo:padding-bottom="0.0555in" fo:border-left="none" fo:border-right="none" fo:border-top="none" fo:border-bottom="0.0071in solid #c0c0c0"/>
      <style:text-properties fo:hyphenate="false" fo:hyphenation-remain-char-count="2" fo:hyphenation-push-char-count="2"/>
    </style:style>
    <style:style style:name="CHAP_5f_NUM" style:display-name="CHAP_NUM" style:family="paragraph" style:parent-style-name="Standard" style:next-style-name="CHAP_5f_TTL">
      <style:paragraph-properties style:line-height-at-least="0.1665in" fo:keep-together="always" fo:keep-with-next="always"/>
      <style:text-properties fo:color="#c0c0c0" style:font-name="Arial Bold1" fo:font-size="30pt" fo:font-weight="bold" style:font-size-asian="30pt" style:font-weight-asian="bold" style:font-name-complex="Arial Bold1"/>
    </style:style>
    <style:style style:name="CHAP_5f_TTL" style:display-name="CHAP_TTL" style:family="paragraph" style:parent-style-name="CHAP_5f_NUM" style:next-style-name="CHAP_5f_BM_5f_FIRST">
      <style:paragraph-properties fo:margin-top="0.3335in" fo:margin-bottom="0.3335in" fo:keep-together="always" fo:hyphenation-ladder-count="no-limit" fo:keep-with-next="always"/>
      <style:text-properties fo:color="#000000" fo:font-size="36pt" style:font-size-asian="36pt" fo:hyphenate="false" fo:hyphenation-remain-char-count="2" fo:hyphenation-push-char-count="2"/>
    </style:style>
    <style:style style:name="H1" style:family="paragraph" style:next-style-name="HEADFIRST">
      <style:paragraph-properties fo:margin-top="0.25in" fo:margin-bottom="0in" style:line-height-at-least="0.1665in" fo:orphans="2" fo:widows="2" fo:hyphenation-ladder-count="no-limit"/>
      <style:text-properties style:use-window-font-color="true" style:font-name="Arial Bold1" fo:font-size="20pt" fo:language="en" fo:country="US" fo:font-weight="bold" style:font-name-asian="Times New Roman" style:font-size-asian="20pt" style:font-weight-asian="bold" style:font-name-complex="Arial Bold1" style:font-size-complex="12pt" style:language-complex="ar" style:country-complex="SA" fo:hyphenate="false" fo:hyphenation-remain-char-count="2" fo:hyphenation-push-char-count="2"/>
    </style:style>
    <style:style style:name="TBL_5f_TTL" style:display-name="TBL_TTL" style:family="paragraph" style:parent-style-name="CHAP_5f_BM">
      <style:paragraph-properties fo:margin="100%" fo:margin-left="0in" fo:margin-right="0in" fo:margin-top="0.0417in" fo:margin-bottom="0.0417in" fo:text-indent="0in" style:auto-text-indent="false"/>
      <style:text-properties fo:font-style="italic" style:font-style-asian="italic"/>
    </style:style>
    <style:style style:name="TBL_5f_COLHD" style:display-name="TBL_COLHD" style:family="paragraph">
      <style:paragraph-properties fo:margin-top="0.0417in" fo:margin-bottom="0.0417in" fo:orphans="2" fo:widows="2"/>
      <style:text-properties style:use-window-font-color="true" style:font-name="Times New Roman Bold" fo:font-size="10pt" fo:language="en" fo:country="US" fo:font-weight="bold" style:font-name-asian="Times New Roman" style:font-size-asian="10pt" style:font-weight-asian="bold" style:font-name-complex="Times New Roman Bold" style:font-size-complex="12pt" style:language-complex="ar" style:country-complex="SA"/>
    </style:style>
    <style:style style:name="TBL" style:family="paragraph">
      <style:paragraph-properties fo:margin-top="0.0417in" fo:margin-bottom="0.0417in" fo:orphans="2" fo:widows="2"/>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TBL_5f_NOTE" style:display-name="TBL_NOTE" style:family="paragraph">
      <style:paragraph-properties fo:margin-top="0.0417in" fo:margin-bottom="0in" style:line-height-at-least="0.1665in" fo:orphans="2" fo:widows="2"/>
      <style:text-properties style:use-window-font-color="true" style:font-name="Times New Roman" fo:font-size="8pt" fo:language="en" fo:country="US" style:font-name-asian="Times New Roman" style:font-size-asian="8pt" style:font-name-complex="Times New Roman" style:font-size-complex="12pt" style:language-complex="ar" style:country-complex="SA"/>
    </style:style>
    <style:style style:name="CDT_5f_TTL" style:display-name="CDT_TTL" style:family="paragraph" style:next-style-name="CDT_5f_FIRST">
      <style:paragraph-properties fo:margin-top="0.1665in" fo:margin-bottom="0in" fo:orphans="2" fo:widows="2" fo:padding-left="0in" fo:padding-right="0in" fo:padding-top="0in" fo:padding-bottom="0.0555in" fo:border-left="none" fo:border-right="none" fo:border-top="none" fo:border-bottom="0.0071in solid #c0c0c0"/>
      <style:text-properties style:use-window-font-color="true" style:font-name="Times New Roman" fo:font-size="10.5pt" fo:language="en" fo:country="US" fo:font-style="italic" style:font-name-asian="Times New Roman" style:font-size-asian="10.5pt" style:font-style-asian="italic" style:font-name-complex="Times New Roman" style:font-size-complex="12pt" style:language-complex="ar" style:country-complex="SA"/>
    </style:style>
    <style:style style:name="UNTBL_5f_COLHD" style:display-name="UNTBL_COLHD" style:family="paragraph" style:parent-style-name="Standard">
      <style:paragraph-properties fo:margin="100%" fo:margin-left="0.1299in" fo:margin-right="0in" fo:margin-top="0.0417in" fo:margin-bottom="0.0417in" style:line-height-at-least="0.1528in" fo:hyphenation-ladder-count="no-limit" fo:text-indent="0in" style:auto-text-indent="false">
        <style:tab-stops>
          <style:tab-stop style:position="2.2689in"/>
        </style:tab-stops>
      </style:paragraph-properties>
      <style:text-properties style:font-name="Arial Bold" fo:font-size="9pt" fo:font-weight="bold" style:font-size-asian="9pt" style:font-weight-asian="bold" style:font-name-complex="Arial Bold" style:font-size-complex="9pt" style:text-scale="100%" fo:hyphenate="false" fo:hyphenation-remain-char-count="2" fo:hyphenation-push-char-count="2"/>
    </style:style>
    <style:style style:name="UNTBL" style:family="paragraph" style:parent-style-name="TBL">
      <style:paragraph-properties style:line-height-at-least="0.1665in"/>
    </style:style>
    <style:style style:name="CHAP_5f_AU_5f_ATTR" style:display-name="CHAP_AU_ATTR" style:family="paragraph" style:parent-style-name="Standard">
      <style:paragraph-properties fo:margin-top="0in" fo:margin-bottom="0.0835in" style:line-height-at-least="0.1807in" fo:text-align="end" style:justify-single-word="false" fo:hyphenation-ladder-count="no-limit"/>
      <style:text-properties style:font-name="Times New Roman" fo:font-size="10pt" fo:font-style="italic" style:font-size-asian="10pt" style:font-style-asian="italic" style:font-name-complex="Times New Roman" style:text-scale="86%" fo:hyphenate="false" fo:hyphenation-remain-char-count="2" fo:hyphenation-push-char-count="2"/>
    </style:style>
    <style:style style:name="CHAP_5f_AU_5f_NA" style:display-name="CHAP_AU_NA" style:family="paragraph" style:parent-style-name="Standard">
      <style:paragraph-properties fo:margin-top="0in" fo:margin-bottom="0.6665in" style:line-height-at-least="0.1665in" fo:text-align="end" style:justify-single-word="false"/>
      <style:text-properties style:font-name="Times New Roman" fo:font-size="10pt" style:font-size-asian="10pt" style:font-name-complex="Times New Roman" style:font-size-complex="10pt"/>
    </style:style>
    <style:style style:name="TBL_5f_H1" style:display-name="TBL_H1" style:family="paragraph" style:parent-style-name="Standard">
      <style:paragraph-properties fo:margin-top="0.0417in" fo:margin-bottom="0.0417in" style:line-height-at-least="0.1665in" fo:hyphenation-ladder-count="no-limit"/>
      <style:text-properties fo:color="#333333" style:font-name="Arial Bold" fo:font-size="9pt" fo:font-weight="bold" style:font-size-asian="9pt" style:font-weight-asian="bold" style:font-name-complex="Arial Bold" style:text-scale="100%" fo:hyphenate="false" fo:hyphenation-remain-char-count="2" fo:hyphenation-push-char-count="2"/>
    </style:style>
    <style:style style:name="UL_5f_FIRST" style:display-name="UL_FIRST" style:family="paragraph" style:parent-style-name="HEADFIRST" style:next-style-name="UL_5f_MID">
      <style:paragraph-properties fo:margin="100%" fo:margin-left="0.15in" fo:margin-right="0in" fo:margin-top="0in" fo:margin-bottom="0in" fo:text-indent="0in" style:auto-text-indent="false"/>
    </style:style>
    <style:style style:name="UL_5f_MID" style:display-name="UL_MID" style:family="paragraph" style:parent-style-name="UL_5f_FIRST">
      <style:paragraph-properties fo:margin-top="0in" fo:margin-bottom="0in"/>
    </style:style>
    <style:style style:name="EXT_5f_FIRST" style:display-name="EXT_FIRST" style:family="paragraph" style:parent-style-name="UL_5f_MID" style:next-style-name="EXT_5f_MID">
      <style:paragraph-properties fo:margin="100%" fo:margin-left="0.15in" fo:margin-right="0.15in" fo:margin-top="0.0835in" fo:margin-bottom="0in" fo:text-indent="0in" style:auto-text-indent="false"/>
      <style:text-properties fo:font-size="10pt" style:font-size-asian="10pt"/>
    </style:style>
    <style:style style:name="EXT_5f_MID" style:display-name="EXT_MID" style:family="paragraph" style:parent-style-name="EXT_5f_FIRST">
      <style:paragraph-properties fo:margin-top="0in" fo:margin-bottom="0in"/>
    </style:style>
    <style:style style:name="EXT_5f_ONLY" style:display-name="EXT_ONLY" style:family="paragraph" style:parent-style-name="EXT_5f_MID">
      <style:paragraph-properties fo:margin="100%" fo:margin-left="0.15in" fo:margin-right="0.15in" fo:margin-top="0.0835in" fo:margin-bottom="0.0835in" fo:text-indent="0in" style:auto-text-indent="false"/>
      <style:text-properties fo:font-size="10pt" style:font-size-asian="10pt"/>
    </style:style>
    <style:style style:name="FIG_5f_CAP" style:display-name="FIG_CAP" style:family="paragraph" style:parent-style-name="EXT_5f_ONLY">
      <style:paragraph-properties fo:margin="100%" fo:margin-left="0in" fo:margin-right="0.15in" fo:margin-top="0in" fo:margin-bottom="0in" fo:text-indent="0in" style:auto-text-indent="false"/>
      <style:text-properties fo:font-size="10.5pt" fo:font-style="italic" style:font-size-asian="10.5pt" style:font-style-asian="italic"/>
    </style:style>
    <style:style style:name="PART_5f_NUM" style:display-name="PART_NUM" style:family="paragraph" style:parent-style-name="Standard" style:next-style-name="PART_5f_TTL">
      <style:paragraph-properties fo:margin-top="0in" fo:margin-bottom="0.1665in" fo:hyphenation-ladder-count="no-limit"/>
      <style:text-properties fo:color="#999999" style:font-name="Arial Bold1" fo:font-size="28pt" fo:font-weight="bold" style:font-size-asian="28pt" style:font-weight-asian="bold" style:font-name-complex="Arial Bold1" fo:hyphenate="false" fo:hyphenation-remain-char-count="2" fo:hyphenation-push-char-count="2"/>
    </style:style>
    <style:style style:name="PART_5f_TOC_5f_CHAP_5f_TTL" style:display-name="PART_TOC_CHAP_TTL" style:family="paragraph" style:parent-style-name="Standard">
      <style:paragraph-properties fo:margin="100%" fo:margin-left="1.3299in" fo:margin-right="0.6902in" fo:margin-top="0.0835in" fo:margin-bottom="0in" style:line-height-at-least="0.1665in" fo:hyphenation-ladder-count="no-limit" fo:text-indent="-0.2201in" style:auto-text-indent="false">
        <style:tab-stops>
          <style:tab-stop style:position="2.05in"/>
          <style:tab-stop style:position="4.1in"/>
        </style:tab-stops>
      </style:paragraph-properties>
      <style:text-properties fo:font-size="10pt" style:font-size-asian="10pt" fo:hyphenate="false" fo:hyphenation-remain-char-count="2" fo:hyphenation-push-char-count="2"/>
    </style:style>
    <style:style style:name="DT_5f_FIRST" style:display-name="DT_FIRST" style:family="paragraph" style:parent-style-name="Standard" style:next-style-name="DT_5f_MID">
      <style:paragraph-properties fo:margin-top="0.0835in" fo:margin-bottom="0.0417in" style:line-height-at-least="0.1252in" fo:hyphenation-ladder-count="no-limit"/>
      <style:text-properties style:font-name="Courier New" fo:font-size="8pt" fo:letter-spacing="-0.0035in" style:font-size-asian="8pt" style:font-name-complex="Courier New" style:font-size-complex="8pt" style:text-scale="94%" fo:hyphenate="false" fo:hyphenation-remain-char-count="2" fo:hyphenation-push-char-count="2"/>
    </style:style>
    <style:style style:name="DT_5f_MID" style:display-name="DT_MID" style:family="paragraph">
      <style:paragraph-properties fo:margin-top="0in" fo:margin-bottom="0.0417in" fo:orphans="2" fo:widows="2" fo:hyphenation-ladder-count="no-limit"/>
      <style:text-properties fo:color="#000000" style:font-name="Courier New" fo:font-size="8pt" fo:letter-spacing="-0.0035in" fo:language="en" fo:country="US" style:font-name-asian="SimSun1" style:font-size-asian="8pt" style:font-name-complex="Courier New" style:font-size-complex="8pt" style:language-complex="ar" style:country-complex="SA" style:text-scale="94%" fo:hyphenate="false" fo:hyphenation-remain-char-count="2" fo:hyphenation-push-char-count="2"/>
    </style:style>
    <style:style style:name="BL_5f_LAST" style:display-name="BL_LAST" style:family="paragraph" style:next-style-name="CHAP_5f_BM" style:list-style-name="WW8Num20">
      <style:paragraph-properties fo:margin="100%" fo:margin-left="0in" fo:margin-right="0in" fo:margin-top="0in" fo:margin-bottom="0.0835in" style:line-height-at-least="0.1665in" fo:orphans="2" fo:widows="2" fo:hyphenation-ladder-count="no-limit" fo:text-indent="0.1701in" style:auto-text-indent="false"/>
      <style:text-properties style:use-window-font-color="true" style:font-name="Times New Roman" fo:font-size="10.5pt" fo:language="en" fo:country="US" style:font-name-asian="Times New Roman" style:font-size-asian="10.5pt" style:font-name-complex="Tahoma" style:font-size-complex="8pt" style:language-complex="ar" style:country-complex="SA" fo:hyphenate="false" fo:hyphenation-remain-char-count="2" fo:hyphenation-push-char-count="2"/>
    </style:style>
    <style:style style:name="BL_5f_FIRST" style:display-name="BL_FIRST" style:family="paragraph" style:next-style-name="BL_5f_MID" style:list-style-name="WW8Num23">
      <style:paragraph-properties fo:margin-top="0.0835in" fo:margin-bottom="0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_5f_MID" style:display-name="BL_MID" style:family="paragraph" style:parent-style-name="BL_5f_FIRST" style:list-style-name="WW8Num18">
      <style:paragraph-properties fo:margin="100%" fo:margin-left="0in" fo:margin-right="0in" fo:margin-top="0in" fo:margin-bottom="0in" fo:text-indent="0.1701in"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PI" style:family="paragraph" style:parent-style-name="Standard">
      <style:text-properties style:font-name="Comic Sans MS" fo:font-size="18pt" fo:language="en" fo:country="CA" fo:font-weight="bold" style:font-size-asian="18pt" style:font-weight-asian="bold" style:font-name-complex="Comic Sans MS"/>
    </style:style>
    <style:style style:name="H4" style:family="paragraph" style:next-style-name="HEADFIRST">
      <style:paragraph-properties fo:margin-top="0.0835in" fo:margin-bottom="0in" style:line-height-at-least="0.1665in" fo:orphans="2" fo:widows="2" fo:hyphenation-ladder-count="no-limit"/>
      <style:text-properties style:use-window-font-color="true" style:font-name="Arial Bold1" fo:font-size="10.5pt" fo:language="en" fo:country="US" fo:font-weight="bold" style:font-name-asian="Times New Roman" style:font-size-asian="10.5pt" style:font-weight-asian="bold" style:font-name-complex="Arial Bold1" style:font-size-complex="12pt" style:language-complex="ar" style:country-complex="SA" fo:hyphenate="false" fo:hyphenation-remain-char-count="2" fo:hyphenation-push-char-count="2"/>
    </style:style>
    <style:style style:name="DT_5f_LAST" style:display-name="DT_LAST" style:family="paragraph" style:parent-style-name="Standard" style:next-style-name="Standard">
      <style:paragraph-properties fo:margin-top="0in" fo:margin-bottom="0.0835in" style:line-height-at-least="0.1252in" fo:hyphenation-ladder-count="no-limit"/>
      <style:text-properties style:font-name="Courier New" fo:font-size="8pt" fo:letter-spacing="-0.0035in" style:font-size-asian="8pt" style:font-name-complex="Courier New" style:font-size-complex="8pt" style:text-scale="94%" fo:hyphenate="false" fo:hyphenation-remain-char-count="2" fo:hyphenation-push-char-count="2"/>
    </style:style>
    <style:style style:name="NL_5f_LAST" style:display-name="NL_LAST" style:family="paragraph" style:parent-style-name="NL_5f_MID" style:next-style-name="CHAP_5f_BM">
      <style:paragraph-properties fo:margin-top="0in" fo:margin-bottom="0.0835in"/>
    </style:style>
    <style:style style:name="MN1_5f_NL" style:display-name="MN1_NL" style:family="paragraph" style:parent-style-name="Standard">
      <style:paragraph-properties fo:margin="100%" fo:margin-left="0.45in" fo:margin-right="0in" fo:margin-top="0in" fo:margin-bottom="0.0417in" style:line-height-at-least="0.1528in" fo:hyphenation-ladder-count="no-limit" fo:text-indent="-0.1902in" style:auto-text-indent="false">
        <style:tab-stops>
          <style:tab-stop style:position="2.05in"/>
          <style:tab-stop style:position="4.1in"/>
        </style:tab-stops>
      </style:paragraph-properties>
      <style:text-properties fo:font-size="8.5pt" style:font-size-asian="8.5pt" fo:hyphenate="false" fo:hyphenation-remain-char-count="2" fo:hyphenation-push-char-count="2"/>
    </style:style>
    <style:style style:name="MN1_5f_FIRST" style:display-name="MN1_FIRST" style:family="paragraph" style:parent-style-name="CHAP_5f_BM" style:next-style-name="MN1_5f_MID">
      <style:paragraph-properties fo:margin="100%" fo:margin-left="0in" fo:margin-right="0in" fo:margin-top="0in" fo:margin-bottom="0in" style:line-height-at-least="0.1252in" fo:text-indent="0in" style:auto-text-indent="false"/>
      <style:text-properties fo:font-size="9pt" style:font-size-asian="9pt"/>
    </style:style>
    <style:style style:name="MN1_5f_TTL" style:display-name="MN1_TTL" style:family="paragraph" style:parent-style-name="MN1_5f_FIRST">
      <style:text-properties style:font-name="Times New Roman Bold" fo:font-weight="bold" style:font-weight-asian="bold" style:font-name-complex="Times New Roman Bold"/>
    </style:style>
    <style:style style:name="MN1" style:family="paragraph" style:parent-style-name="Standard">
      <style:paragraph-properties fo:margin="100%" fo:margin-left="0.1701in" fo:margin-right="0in" fo:margin-top="0in" fo:margin-bottom="0.25in" style:line-height-at-least="0.1528in" fo:text-indent="0in" style:auto-text-indent="false"/>
      <style:text-properties fo:font-size="8.5pt" style:font-size-asian="8.5pt" style:font-size-complex="8.5pt" style:text-scale="100%"/>
    </style:style>
    <style:style style:name="MN1_5f_BL" style:display-name="MN1_BL" style:family="paragraph" style:list-style-name="WW8Num35">
      <style:paragraph-properties fo:margin-top="0in" fo:margin-bottom="0.0417in" style:line-height-at-least="0.1528in" fo:orphans="2" fo:widows="2" fo:hyphenation-ladder-count="no-limit"/>
      <style:text-properties fo:color="#000000" style:font-name="Arial" fo:font-size="8.5pt" fo:language="en" fo:country="US" style:font-name-asian="SimSun1" style:font-size-asian="8.5pt" style:font-name-complex="Arial" style:font-size-complex="12pt" style:language-complex="ar" style:country-complex="SA" style:text-scale="101%" fo:hyphenate="false" fo:hyphenation-remain-char-count="2" fo:hyphenation-push-char-count="2"/>
    </style:style>
    <style:style style:name="MN1_5f_DT" style:display-name="MN1_DT" style:family="paragraph" style:parent-style-name="Standard">
      <style:paragraph-properties fo:margin="100%" fo:margin-left="0.0799in" fo:margin-right="0in" fo:margin-top="0.0835in" fo:margin-bottom="0.0835in" style:line-height-at-least="0.1252in" fo:hyphenation-ladder-count="no-limit" fo:text-indent="0in" style:auto-text-indent="false"/>
      <style:text-properties style:font-name="Courier New" fo:font-size="8pt" fo:letter-spacing="-0.0035in" style:font-size-asian="8pt" style:font-name-complex="Courier New" style:text-scale="94%" fo:hyphenate="false" fo:hyphenation-remain-char-count="2" fo:hyphenation-push-char-count="2"/>
    </style:style>
    <style:style style:name="CDT_5f_FIRST" style:display-name="CDT_FIRST" style:family="paragraph" style:next-style-name="CDT_5f_MID">
      <style:paragraph-properties fo:margin-top="0.0417in" fo:margin-bottom="0in" style:line-height-at-least="0.1665in" fo:orphans="2" fo:widows="2" fo:hyphenation-ladder-count="no-limit"/>
      <style:text-properties style:use-window-font-color="true" style:font-name="Courier New" fo:font-size="8pt" fo:language="en" fo:country="US" style:font-name-asian="Times New Roman" style:font-size-asian="8pt" style:font-name-complex="Courier New" style:font-size-complex="12pt" style:language-complex="ar" style:country-complex="SA" fo:hyphenate="false" fo:hyphenation-remain-char-count="2" fo:hyphenation-push-char-count="2"/>
    </style:style>
    <style:style style:name="DT_5f_ONLY" style:display-name="DT_ONLY" style:family="paragraph" style:next-style-name="Standard">
      <style:paragraph-properties fo:margin-top="0.0835in" fo:margin-bottom="0.0835in" fo:orphans="2" fo:widows="2" fo:hyphenation-ladder-count="no-limit"/>
      <style:text-properties fo:color="#000000" style:font-name="Courier New" fo:font-size="8pt" fo:letter-spacing="-0.0035in" fo:language="en" fo:country="US" style:font-name-asian="SimSun1" style:font-size-asian="8pt" style:font-name-complex="Courier New" style:font-size-complex="12pt" style:language-complex="ar" style:country-complex="SA" style:text-scale="94%" fo:hyphenate="false" fo:hyphenation-remain-char-count="2" fo:hyphenation-push-char-count="2"/>
    </style:style>
    <style:style style:name="MCQ" style:family="paragraph" style:parent-style-name="CHAP_5f_BM" style:next-style-name="MCQ_5f_ANS">
      <style:paragraph-properties fo:margin="100%" fo:margin-left="0.1902in" fo:margin-right="0in" fo:margin-top="0.0417in" fo:margin-bottom="0in" fo:text-indent="-0.1902in" style:auto-text-indent="false"/>
    </style:style>
    <style:style style:name="MCQ_5f_ANS" style:display-name="MCQ_ANS" style:family="paragraph" style:parent-style-name="MCQ">
      <style:paragraph-properties fo:margin="100%" fo:margin-left="0.3807in" fo:margin-right="0in" fo:margin-top="0in" fo:margin-bottom="0in" fo:text-indent="-0.1902in" style:auto-text-indent="false"/>
    </style:style>
    <style:style style:name="CHAP_5f_BM_5f_PD" style:display-name="CHAP_BM_PD" style:family="paragraph" style:parent-style-name="MCQ_5f_ANS">
      <style:paragraph-properties fo:margin="100%" fo:margin-left="0in" fo:margin-right="0in" fo:margin-top="0.0417in" fo:margin-bottom="0.0835in" fo:text-indent="0in" style:auto-text-indent="false"/>
      <style:text-properties fo:color="#0000ff" style:font-name="Arial" style:font-name-complex="Arial"/>
    </style:style>
    <style:style style:name="CHAP_5f_BM_5f_QQ" style:display-name="CHAP_BM_QQ" style:family="paragraph" style:parent-style-name="CHAP_5f_BM_5f_PD">
      <style:text-properties fo:color="#ff0000"/>
    </style:style>
    <style:style style:name="BL_5f_CON" style:display-name="BL_CON" style:family="paragraph">
      <style:paragraph-properties fo:margin="100%" fo:margin-left="0.3201in" fo:margin-right="0in" fo:margin-top="0in" fo:margin-bottom="0in" style:line-height-at-least="0.1665in" fo:orphans="2" fo:widows="2" fo:hyphenation-ladder-count="no-limit" fo:text-indent="0in" style:auto-text-indent="false"/>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_5f_BL_5f_CON" style:display-name="BL_BL_CON" style:family="paragraph" style:parent-style-name="Standard" style:next-style-name="BL_5f_MID">
      <style:paragraph-properties fo:margin="100%" fo:margin-left="0.4701in" fo:margin-right="0in" fo:margin-top="0.0693in" fo:margin-bottom="0in" style:line-height-at-least="0.1528in" fo:hyphenation-ladder-count="no-limit" fo:text-indent="0in" style:auto-text-indent="false">
        <style:tab-stops>
          <style:tab-stop style:position="0.2917in"/>
        </style:tab-stops>
      </style:paragraph-properties>
      <style:text-properties style:font-name="Times New Roman" fo:font-size="9.5pt" style:font-size-asian="9.5pt" style:font-name-complex="Times New Roman" style:text-scale="102%" fo:hyphenate="false" fo:hyphenation-remain-char-count="2" fo:hyphenation-push-char-count="2"/>
    </style:style>
    <style:style style:name="EXT_5f_LAST" style:display-name="EXT_LAST" style:family="paragraph" style:parent-style-name="EXT_5f_MID" style:next-style-name="CHAP_5f_BM">
      <style:paragraph-properties fo:margin-top="0in" fo:margin-bottom="0.0835in"/>
    </style:style>
    <style:style style:name="NL_5f_CON" style:display-name="NL_CON" style:family="paragraph" style:parent-style-name="NL_5f_FIRST" style:list-style-name="">
      <style:paragraph-properties fo:margin="100%" fo:margin-left="0.3598in" fo:margin-right="0in" fo:margin-top="0in" fo:margin-bottom="0in" fo:text-indent="0in" style:auto-text-indent="false"/>
    </style:style>
    <style:style style:name="NL_5f_DT_5f_FIRST" style:display-name="NL_DT_FIRST" style:family="paragraph" style:parent-style-name="Standard">
      <style:paragraph-properties fo:margin="100%" fo:margin-left="0.3299in" fo:margin-right="0in" fo:margin-top="0.0693in" fo:margin-bottom="0.0417in" style:line-height-at-least="0.1252in" fo:hyphenation-ladder-count="no-limit" fo:text-indent="0in" style:auto-text-indent="false"/>
      <style:text-properties style:font-name="Courier New" fo:font-size="8pt" fo:letter-spacing="-0.0035in" style:font-size-asian="8pt" style:font-name-complex="Courier New" style:text-scale="94%" fo:hyphenate="false" fo:hyphenation-remain-char-count="2" fo:hyphenation-push-char-count="2"/>
    </style:style>
    <style:style style:name="NL_5f_DT_5f_MID" style:display-name="NL_DT_MID" style:family="paragraph" style:parent-style-name="NL_5f_DT_5f_FIRST">
      <style:paragraph-properties fo:margin-top="0in" fo:margin-bottom="0.0417in"/>
    </style:style>
    <style:style style:name="NL_5f_DT_5f_ONLY" style:display-name="NL_DT_ONLY" style:family="paragraph" style:parent-style-name="NL_5f_DT_5f_MID">
      <style:paragraph-properties fo:margin-top="0.0693in" fo:margin-bottom="0.0693in"/>
      <style:text-properties style:font-size-complex="8pt"/>
    </style:style>
    <style:style style:name="US" style:family="paragraph" style:parent-style-name="HEADFIRST">
      <style:text-properties style:text-underline-style="solid" style:text-underline-width="auto" style:text-underline-color="font-color"/>
    </style:style>
    <style:style style:name="NL_5f_DT_5f_LAST" style:display-name="NL_DT_LAST" style:family="paragraph" style:parent-style-name="NL_5f_DT_5f_FIRST">
      <style:paragraph-properties fo:margin-top="0in" fo:margin-bottom="0.0693in"/>
    </style:style>
    <style:style style:name="TBL_5f_SRC" style:display-name="TBL_SRC" style:family="paragraph" style:parent-style-name="Standard">
      <style:paragraph-properties fo:margin-top="0.0417in" fo:margin-bottom="0.2083in" style:line-height-at-least="0.1528in" fo:hyphenation-ladder-count="no-limit"/>
      <style:text-properties fo:font-size="8pt" style:font-size-asian="8pt" style:font-size-complex="8pt" fo:hyphenate="false" fo:hyphenation-remain-char-count="2" fo:hyphenation-push-char-count="2"/>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L_5f_BL_5f_FIRST" style:display-name="BL_BL_FIRST" style:family="paragraph" style:parent-style-name="BL_5f_FIRST" style:list-style-name="WW8Num17"/>
    <style:style style:name="BL_5f_BL_5f_MID" style:display-name="BL_BL_MID" style:family="paragraph" style:parent-style-name="Standard" style:list-style-name="WW8Num16">
      <style:paragraph-properties fo:margin-top="0.0693in" fo:margin-bottom="0in" style:line-height-at-least="0.1528in" fo:hyphenation-ladder-count="no-limit">
        <style:tab-stops>
          <style:tab-stop style:position="0.2917in"/>
        </style:tab-stops>
      </style:paragraph-properties>
      <style:text-properties style:font-name="Times New Roman" fo:font-size="9.5pt" style:font-size-asian="9.5pt" style:font-name-complex="Times New Roman" style:text-scale="102%" fo:hyphenate="false" fo:hyphenation-remain-char-count="2" fo:hyphenation-push-char-count="2"/>
    </style:style>
    <style:style style:name="BL_5f_BL_5f_LAST" style:display-name="BL_BL_LAST" style:family="paragraph" style:parent-style-name="BL_5f_LAST" style:list-style-name="WW8Num28">
      <style:paragraph-properties fo:margin-top="0in" fo:margin-bottom="0in"/>
    </style:style>
    <style:style style:name="BL_5f_DT_5f_MID" style:display-name="BL_DT_MID" style:family="paragraph">
      <style:paragraph-properties fo:margin="100%" fo:margin-left="0.3201in" fo:margin-right="0in" fo:margin-top="0in" fo:margin-bottom="0.0417in" fo:orphans="2" fo:widows="2" fo:text-indent="0in" style:auto-text-indent="false"/>
      <style:text-properties fo:color="#000000" style:font-name="Courier New" fo:font-size="8pt" fo:language="en" fo:country="US" style:font-name-asian="SimSun1" style:font-size-asian="8pt" style:font-name-complex="Courier New" style:font-size-complex="12pt" style:language-complex="ar" style:country-complex="SA" style:text-scale="90%"/>
    </style:style>
    <style:style style:name="BL_5f_DT_5f_FIRST" style:display-name="BL_DT_FIRST" style:family="paragraph" style:parent-style-name="DT_5f_FIRST">
      <style:paragraph-properties fo:margin="100%" fo:margin-left="0.3201in" fo:margin-right="0in" fo:margin-top="0.0417in" fo:margin-bottom="0.0417in" fo:text-indent="0in" style:auto-text-indent="false"/>
    </style:style>
    <style:style style:name="BL_5f_DT_5f_LAST" style:display-name="BL_DT_LAST" style:family="paragraph" style:parent-style-name="DT_5f_LAST">
      <style:paragraph-properties fo:margin="100%" fo:margin-left="0.3201in" fo:margin-right="0in" fo:margin-top="0in" fo:margin-bottom="0.0417in" fo:text-indent="0in" style:auto-text-indent="false"/>
    </style:style>
    <style:style style:name="BL_5f_DT_5f_ONLY" style:display-name="BL_DT_ONLY" style:family="paragraph" style:parent-style-name="DT_5f_MID">
      <style:paragraph-properties fo:margin="100%" fo:margin-left="0.3201in" fo:margin-right="0in" fo:margin-top="0.0417in" fo:margin-bottom="0.0417in" style:line-height-at-least="0.1252in" fo:text-indent="0in" style:auto-text-indent="false"/>
    </style:style>
    <style:style style:name="CHAP_5f_BM_5f_CON" style:display-name="CHAP_BM_CON" style:family="paragraph" style:parent-style-name="CHAP_5f_BM">
      <style:paragraph-properties fo:margin="100%" fo:margin-left="0in" fo:margin-right="0in" fo:margin-top="0in" fo:margin-bottom="0in" fo:text-indent="0in" style:auto-text-indent="false"/>
    </style:style>
    <style:style style:name="FIG_5f_SRC" style:display-name="FIG_SRC" style:family="paragraph" style:parent-style-name="TBL_5f_SRC">
      <style:paragraph-properties fo:margin-top="0in" fo:margin-bottom="0.2083in"/>
    </style:style>
    <style:style style:name="stylenote" style:family="paragraph" style:parent-style-name="Standard">
      <style:text-properties fo:color="#ff0000" style:font-name="Comic Sans MS" fo:font-size="10pt" style:font-size-asian="10pt" style:font-name-complex="Comic Sans MS"/>
    </style:style>
    <style:style style:name="endfeature" style:family="paragraph" style:parent-style-name="Standard">
      <style:paragraph-properties style:line-height-at-least="0.0138in" fo:padding="0in" fo:border-left="none" fo:border-right="none" fo:border-top="none" fo:border-bottom="0.0071in solid #000000"/>
      <style:text-properties style:font-name="Arial" fo:font-size="1pt" style:font-size-asian="1pt" style:font-name-complex="Arial" style:font-size-complex="10pt"/>
    </style:style>
    <style:style style:name="MN1_5f_NL_5f_DT_5f_LAST" style:display-name="MN1_NL_DT_LAST" style:family="paragraph" style:parent-style-name="Standard">
      <style:paragraph-properties fo:margin="100%" fo:margin-left="0.4299in" fo:margin-right="0in" fo:margin-top="0in" fo:margin-bottom="0.0835in" style:line-height-at-least="0.1252in" fo:hyphenation-ladder-count="no-limit" fo:text-indent="0in" style:auto-text-indent="false"/>
      <style:text-properties style:font-name="Courier New" fo:font-size="8pt" fo:letter-spacing="-0.0035in" style:font-size-asian="8pt" style:font-name-complex="Courier New" style:text-scale="94%" fo:hyphenate="false" fo:hyphenation-remain-char-count="2" fo:hyphenation-push-char-count="2"/>
    </style:style>
    <style:style style:name="MN1_5f_ONLY" style:display-name="MN1_ONLY" style:family="paragraph" style:parent-style-name="Standard">
      <style:paragraph-properties fo:margin="100%" fo:margin-left="0.0799in" fo:margin-right="0in" fo:margin-top="0in" fo:margin-bottom="0in" style:line-height-at-least="0.1528in" fo:hyphenation-ladder-count="no-limit" fo:text-indent="0in" style:auto-text-indent="false"/>
      <style:text-properties fo:font-size="8.5pt" style:font-size-asian="8.5pt" style:font-size-complex="8.5pt" style:text-scale="100%" fo:hyphenate="false" fo:hyphenation-remain-char-count="2" fo:hyphenation-push-char-count="2"/>
    </style:style>
    <style:style style:name="BL_5f_BL_5f_CON_5f_LAST" style:display-name="BL_BL_CON_LAST" style:family="paragraph" style:parent-style-name="BL_5f_BL_5f_CON">
      <style:paragraph-properties fo:margin-top="0.0693in" fo:margin-bottom="0.1665in"/>
    </style:style>
    <style:style style:name="BL_5f_CON_5f_LAST" style:display-name="BL_CON_LAST" style:family="paragraph" style:parent-style-name="BL_5f_CON">
      <style:paragraph-properties fo:margin-top="0in" fo:margin-bottom="0.1665in"/>
    </style:style>
    <style:style style:name="UL_5f_LAST" style:display-name="UL_LAST" style:family="paragraph" style:parent-style-name="UL_5f_MID">
      <style:paragraph-properties fo:margin-top="0in" fo:margin-bottom="0.0835in"/>
    </style:style>
    <style:style style:name="MN1_5f_MID" style:display-name="MN1_MID" style:family="paragraph">
      <style:paragraph-properties fo:margin="100%" fo:margin-left="0in" fo:margin-right="0in" fo:margin-top="0in" fo:margin-bottom="0in" style:line-height-at-least="0.1252in" fo:orphans="2" fo:widows="2" fo:text-indent="0.0799in" style:auto-text-indent="false"/>
      <style:text-properties style:use-window-font-color="true" style:font-name="Times New Roman" fo:font-size="9pt" fo:language="en" fo:country="US" style:font-name-asian="Times New Roman" style:font-size-asian="9pt" style:font-name-complex="Times New Roman" style:font-size-complex="12pt" style:language-complex="ar" style:country-complex="SA"/>
    </style:style>
    <style:style style:name="MN1_5f_LAST" style:display-name="MN1_LAST" style:family="paragraph" style:parent-style-name="MN1_5f_MID">
      <style:paragraph-properties fo:hyphenation-ladder-count="no-limit"/>
      <style:text-properties fo:hyphenate="false" fo:hyphenation-remain-char-count="2" fo:hyphenation-push-char-count="2"/>
    </style:style>
    <style:style style:name="MN1_5f_NL_5f_DT_5f_FIRST" style:display-name="MN1_NL_DT_FIRST" style:family="paragraph" style:parent-style-name="MN1_5f_NL_5f_DT_5f_LAST">
      <style:paragraph-properties fo:margin-top="0in" fo:margin-bottom="0.0417in"/>
    </style:style>
    <style:style style:name="MN1_5f_NL_5f_DT_5f_MID" style:display-name="MN1_NL_DT_MID" style:family="paragraph" style:parent-style-name="MN1_5f_NL_5f_DT_5f_FIRST"/>
    <style:style style:name="NL_5f_CON_5f_LAST" style:display-name="NL_CON_LAST" style:family="paragraph" style:parent-style-name="NL_5f_CON">
      <style:paragraph-properties fo:margin-top="0in" fo:margin-bottom="0.1665in"/>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_5f_BL_5f_LAST_5f_LAST" style:display-name="BL_BL_LAST_LAST" style:family="paragraph" style:parent-style-name="BL_5f_BL_5f_LAST">
      <style:paragraph-properties fo:margin-top="0in" fo:margin-bottom="0.1665in"/>
    </style:style>
    <style:style style:name="BL_5f_NL_5f_MID" style:display-name="BL_NL_MID" style:family="paragraph" style:parent-style-name="Standard">
      <style:paragraph-properties fo:margin="100%" fo:margin-left="0.6799in" fo:margin-right="0in" fo:margin-top="0.0417in" fo:margin-bottom="0in" style:line-height-at-least="0.1528in" fo:hyphenation-ladder-count="no-limit" fo:text-indent="-0.2098in" style:auto-text-indent="false"/>
      <style:text-properties style:font-name="Times New Roman" fo:font-size="10pt" style:font-size-asian="10pt" style:font-name-complex="Times New Roman" style:font-size-complex="10pt" style:text-scale="102%" fo:hyphenate="false" fo:hyphenation-remain-char-count="2" fo:hyphenation-push-char-count="2"/>
    </style:style>
    <style:style style:name="BL_5f_NL_5f_LAST" style:display-name="BL_NL_LAST" style:family="paragraph" style:parent-style-name="Standard">
      <style:paragraph-properties fo:margin="100%" fo:margin-left="0.6799in" fo:margin-right="0in" fo:margin-top="0.0417in" fo:margin-bottom="0in" style:line-height-at-least="0.1528in" fo:hyphenation-ladder-count="no-limit" fo:text-indent="-0.2098in" style:auto-text-indent="false"/>
      <style:text-properties style:font-name="Times New Roman" fo:font-size="10pt" style:font-size-asian="10pt" style:font-name-complex="Times New Roman" style:font-size-complex="10pt" style:text-scale="102%" fo:hyphenate="false" fo:hyphenation-remain-char-count="2" fo:hyphenation-push-char-count="2"/>
    </style:style>
    <style:style style:name="UL1_5f_FIRST" style:display-name="UL1_FIRST" style:family="paragraph" style:parent-style-name="Standard">
      <style:paragraph-properties fo:margin="100%" fo:margin-left="0.4201in" fo:margin-right="0in" fo:margin-top="0.0417in" fo:margin-bottom="0in" style:line-height-at-least="0.1528in" fo:hyphenation-ladder-count="no-limit" fo:text-indent="-0.25in" style:auto-text-indent="false"/>
      <style:text-properties style:font-name="Times New Roman" fo:font-size="9.5pt" style:font-size-asian="9.5pt" style:font-name-complex="Times New Roman" style:font-size-complex="10pt" style:text-scale="102%" fo:hyphenate="false" fo:hyphenation-remain-char-count="2" fo:hyphenation-push-char-count="2"/>
    </style:style>
    <style:style style:name="UL1_5f_MID" style:display-name="UL1_MID" style:family="paragraph" style:parent-style-name="UL1_5f_FIRST"/>
    <style:style style:name="UL1_5f_LAST" style:display-name="UL1_LAST" style:family="paragraph" style:parent-style-name="UL1_5f_FIRST">
      <style:paragraph-properties fo:margin-top="0.0417in" fo:margin-bottom="0.1252in"/>
    </style:style>
    <style:style style:name="UL2_5f_FIRST" style:display-name="UL2_FIRST" style:family="paragraph" style:parent-style-name="UL1_5f_FIRST">
      <style:paragraph-properties fo:margin="100%" fo:margin-left="0.6701in" fo:margin-right="0in" fo:margin-top="0in" fo:margin-bottom="0in" fo:text-indent="-0.25in" style:auto-text-indent="false"/>
    </style:style>
    <style:style style:name="UL2_5f_MID" style:display-name="UL2_MID" style:family="paragraph" style:parent-style-name="UL1_5f_MID">
      <style:paragraph-properties fo:margin="100%" fo:margin-left="0.6701in" fo:margin-right="0in" fo:margin-top="0in" fo:margin-bottom="0in" fo:text-indent="-0.25in" style:auto-text-indent="false"/>
    </style:style>
    <style:style style:name="UL2_5f_LAST" style:display-name="UL2_LAST" style:family="paragraph" style:parent-style-name="UL2_5f_MID"/>
    <style:style style:name="BL1_5f_FIRST" style:display-name="BL1_FIRST" style:family="paragraph" style:next-style-name="BL1_5f_MID" style:list-style-name="WW8Num15">
      <style:paragraph-properties fo:margin-top="0.0417in" fo:margin-bottom="0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1_5f_MID" style:display-name="BL1_MID" style:family="paragraph" style:list-style-name="WW8Num19">
      <style:paragraph-properties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BL1_5f_LAST" style:display-name="BL1_LAST" style:family="paragraph" style:next-style-name="BL_5f_MID" style:list-style-name="WW8Num27">
      <style:paragraph-properties fo:margin-top="0in" fo:margin-bottom="0.0417in" style:line-height-at-least="0.1665in" fo:orphans="2" fo:widows="2" fo:hyphenation-ladder-count="no-limit"/>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fo:hyphenate="false" fo:hyphenation-remain-char-count="2" fo:hyphenation-push-char-count="2"/>
    </style:style>
    <style:style style:name="NL1_5f_FIRST" style:display-name="NL1_FIRST" style:family="paragraph" style:next-style-name="NL1_5f_MID">
      <style:paragraph-properties fo:margin="100%" fo:margin-left="0.55in" fo:margin-right="0in" fo:margin-top="0.0417in" fo:margin-bottom="0in" style:line-height-at-least="0.1665in" fo:orphans="2" fo:widows="2" fo:text-indent="-0.1902in" style:auto-text-indent="false"/>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style:style>
    <style:style style:name="NL1_5f_MID" style:display-name="NL1_MID" style:family="paragraph" style:parent-style-name="Standard">
      <style:paragraph-properties fo:margin="100%" fo:margin-left="0.55in" fo:margin-right="0in" fo:margin-top="0in" fo:margin-bottom="0in" style:line-height-at-least="0.1665in" fo:text-indent="-0.1902in" style:auto-text-indent="false"/>
      <style:text-properties fo:font-size="10.5pt" style:font-size-asian="10.5pt"/>
    </style:style>
    <style:style style:name="NL1_5f_LAST" style:display-name="NL1_LAST" style:family="paragraph">
      <style:paragraph-properties fo:margin="100%" fo:margin-left="0.55in" fo:margin-right="0in" fo:margin-top="0in" fo:margin-bottom="0.0417in" style:line-height-at-least="0.1665in" fo:orphans="2" fo:widows="2" fo:text-indent="-0.1902in" style:auto-text-indent="false"/>
      <style:text-properties style:use-window-font-color="true" style:font-name="Times New Roman" fo:font-size="10.5pt" fo:language="en" fo:country="US" style:font-name-asian="Times New Roman" style:font-size-asian="10.5pt" style:font-name-complex="Times New Roman" style:font-size-complex="12pt" style:language-complex="ar" style:country-complex="SA"/>
    </style:style>
    <style:style style:name="CF_5f_EPG" style:display-name="CF_EPG" style:family="paragraph" style:parent-style-name="CHAP_5f_BM">
      <style:paragraph-properties fo:text-align="end" style:justify-single-word="false" fo:keep-together="always" fo:keep-with-next="always"/>
      <style:text-properties fo:font-style="italic" style:font-style-asian="italic"/>
    </style:style>
    <style:style style:name="BL1_5f_CON" style:display-name="BL1_CON" style:family="paragraph" style:parent-style-name="BL1_5f_FIRST" style:list-style-name="">
      <style:paragraph-properties fo:margin="100%" fo:margin-left="0.4701in" fo:margin-right="0in" fo:margin-top="0in" fo:margin-bottom="0in" fo:text-indent="0in" style:auto-text-indent="false"/>
    </style:style>
    <style:style style:name="NL1_5f_CON" style:display-name="NL1_CON" style:family="paragraph" style:parent-style-name="NL1_5f_FIRST">
      <style:paragraph-properties fo:margin="100%" fo:margin-left="0.55in" fo:margin-right="0in" fo:margin-top="0in" fo:margin-bottom="0in" fo:text-indent="0in" style:auto-text-indent="false"/>
    </style:style>
    <style:style style:name="FIG_5f_NOTE" style:display-name="FIG_NOTE" style:family="paragraph" style:parent-style-name="FIG_5f_CAP">
      <style:paragraph-properties fo:margin-top="0.0417in" fo:margin-bottom="0.0417in"/>
      <style:text-properties fo:font-size="8pt" fo:font-style="normal" style:font-size-asian="8pt" style:font-style-asian="normal"/>
    </style:style>
    <style:style style:name="PART_5f_H1" style:display-name="PART_H1" style:family="paragraph" style:parent-style-name="PART_5f_TTL" style:next-style-name="PART_5f_HEADFIRST">
      <style:paragraph-properties fo:margin-top="0.25in" fo:margin-bottom="0in"/>
      <style:text-properties fo:font-size="22pt" style:font-size-asian="22pt"/>
    </style:style>
    <style:style style:name="SF1_5f_NL_5f_FIRST" style:display-name="SF1_NL_FIRST" style:family="paragraph" style:parent-style-name="NL1_5f_FIRST" style:next-style-name="SF1_5f_NL_5f_MID">
      <style:paragraph-properties fo:margin="100%" fo:margin-left="0.4193in" fo:margin-right="0.1299in" fo:margin-top="0in" fo:margin-bottom="0in" fo:text-indent="-0.1598in" style:auto-text-indent="false">
        <style:tab-stops>
          <style:tab-stop style:position="0.4201in"/>
        </style:tab-stops>
      </style:paragraph-properties>
      <style:text-properties fo:font-size="10pt" style:font-size-asian="10pt"/>
    </style:style>
    <style:style style:name="TBL_5f_COLH2" style:display-name="TBL_COLH2" style:family="paragraph">
      <style:paragraph-properties fo:margin-top="0.0417in" fo:margin-bottom="0.0417in" fo:orphans="2" fo:widows="2"/>
      <style:text-properties style:use-window-font-color="true" style:font-name="Times New Roman" fo:font-size="10pt" fo:language="en" fo:country="US" fo:font-style="italic" style:font-name-asian="Times New Roman" style:font-size-asian="10pt" style:font-style-asian="italic" style:font-name-complex="Times New Roman" style:font-size-complex="12pt" style:language-complex="ar" style:country-complex="SA"/>
    </style:style>
    <style:style style:name="Spacer" style:family="paragraph">
      <style:paragraph-properties fo:margin-top="0.0417in" fo:margin-bottom="0.0417in" fo:orphans="2" fo:widows="2"/>
      <style:text-properties style:use-window-font-color="true" style:font-name="Arial" fo:font-size="4pt" fo:language="en" fo:country="US" style:font-name-asian="Times New Roman" style:font-size-asian="4pt" style:font-name-complex="Arial" style:font-size-complex="12pt" style:language-complex="ar" style:country-complex="SA"/>
    </style:style>
    <style:style style:name="EQ_5f_ONLY" style:display-name="EQ_ONLY" style:family="paragraph" style:parent-style-name="CHAP_5f_BM">
      <style:paragraph-properties fo:margin-top="0.1665in" fo:margin-bottom="0.1665in" fo:text-align="center" style:justify-single-word="false">
        <style:tab-stops>
          <style:tab-stop style:position="2.5in" style:type="center"/>
          <style:tab-stop style:position="5in" style:type="right"/>
        </style:tab-stops>
      </style:paragraph-properties>
    </style:style>
    <style:style style:name="DPGM_5f_FIRST" style:display-name="DPGM_FIRST" style:family="paragraph" style:parent-style-name="CHAP_5f_BM" style:next-style-name="DPGM_5f_MID">
      <style:paragraph-properties fo:margin="100%" fo:margin-left="0in" fo:margin-right="0in" fo:margin-top="0.0835in" fo:margin-bottom="0in" fo:text-indent="0in" style:auto-text-indent="false"/>
      <style:text-properties style:font-name="Courier New" fo:font-size="8pt" style:font-size-asian="8pt" style:font-name-complex="Courier New"/>
    </style:style>
    <style:style style:name="DPGM_5f_MID" style:display-name="DPGM_MID" style:family="paragraph">
      <style:paragraph-properties style:line-height-at-least="0.1665in" fo:orphans="2" fo:widows="2"/>
      <style:text-properties style:use-window-font-color="true" style:font-name="Courier New" fo:font-size="8pt" fo:language="en" fo:country="US" style:font-name-asian="Times New Roman" style:font-size-asian="8pt" style:font-name-complex="Courier New" style:font-size-complex="12pt" style:language-complex="ar" style:country-complex="SA"/>
    </style:style>
    <style:style style:name="DPGM_5f_LAST" style:display-name="DPGM_LAST" style:family="paragraph" style:parent-style-name="DPGM_5f_MID">
      <style:paragraph-properties fo:margin-top="0in" fo:margin-bottom="0.0835in"/>
    </style:style>
    <style:style style:name="DPGM_5f_ONLY" style:display-name="DPGM_ONLY" style:family="paragraph" style:parent-style-name="DPGM_5f_MID">
      <style:paragraph-properties fo:margin-top="0.0835in" fo:margin-bottom="0.0835in"/>
    </style:style>
    <style:style style:name="SF_5f_TTL" style:display-name="SF_TTL" style:family="paragraph" style:parent-style-name="CHAP_5f_BM">
      <style:paragraph-properties fo:margin="100%" fo:margin-left="0.25in" fo:margin-right="0.25in" fo:margin-top="0.1665in" fo:margin-bottom="0.0417in" fo:text-indent="0in" style:auto-text-indent="false"/>
      <style:text-properties style:font-name="Arial Bold1" fo:font-size="10pt" fo:font-weight="bold" style:font-size-asian="10pt" style:font-weight-asian="bold" style:font-name-complex="Arial Bold1"/>
    </style:style>
    <style:style style:name="SF_5f_FIRST" style:display-name="SF_FIRST" style:family="paragraph" style:parent-style-name="SF_5f_TTL" style:next-style-name="SF_5f_MID">
      <style:paragraph-properties fo:margin-top="0in" fo:margin-bottom="0.0417in"/>
      <style:text-properties style:font-name="Arial" fo:font-size="8.5pt" fo:font-weight="normal" style:font-size-asian="8.5pt" style:font-weight-asian="normal" style:font-name-complex="Arial"/>
    </style:style>
    <style:style style:name="SF_5f_MID" style:display-name="SF_MID" style:family="paragraph" style:parent-style-name="SF_5f_FIRST"/>
    <style:style style:name="SF_5f_LAST" style:display-name="SF_LAST" style:family="paragraph" style:parent-style-name="SF_5f_MID">
      <style:paragraph-properties fo:margin-top="0in" fo:margin-bottom="0.1665in"/>
    </style:style>
    <style:style style:name="SF1_5f_TTL" style:display-name="SF1_TTL" style:family="paragraph" style:parent-style-name="SF_5f_LAST" style:next-style-name="SF1_5f_FIRST">
      <style:paragraph-properties fo:margin="100%" fo:margin-left="0.1299in" fo:margin-right="0.1299in" fo:margin-top="0.1665in" fo:margin-bottom="0.0835in" fo:text-indent="0in" style:auto-text-indent="false"/>
      <style:text-properties style:font-name="Times New Roman Bold" fo:font-size="11pt" fo:font-weight="bold" style:font-size-asian="11pt" style:font-weight-asian="bold" style:font-name-complex="Times New Roman Bold"/>
    </style:style>
    <style:style style:name="SF1_5f_FIRST" style:display-name="SF1_FIRST" style:family="paragraph" style:parent-style-name="SF1_5f_TTL" style:next-style-name="SF1_5f_MID">
      <style:paragraph-properties fo:margin-top="0in" fo:margin-bottom="0.0835in" style:line-height-at-least="0.1665in"/>
      <style:text-properties style:font-name="Times New Roman" fo:font-size="10pt" fo:font-weight="normal" style:font-size-asian="10pt" style:font-weight-asian="normal"/>
    </style:style>
    <style:style style:name="SF1_5f_MID" style:display-name="SF1_MID" style:family="paragraph" style:parent-style-name="SF1_5f_FIRST"/>
    <style:style style:name="SF1_5f_LAST" style:display-name="SF1_LAST" style:family="paragraph" style:parent-style-name="SF1_5f_FIRST">
      <style:paragraph-properties fo:margin-top="0in" fo:margin-bottom="0.1665in"/>
    </style:style>
    <style:style style:name="MN_5f_PUQUO_5f_FIRST" style:display-name="MN_PUQUO_FIRST" style:family="paragraph" style:parent-style-name="CHAP_5f_BM" style:next-style-name="MN_5f_PUQUO">
      <style:paragraph-properties fo:margin="100%" fo:margin-left="0in" fo:margin-right="0in" fo:margin-top="0.028in" fo:margin-bottom="0in" style:line-height-at-least="0.1252in" fo:text-indent="0in" style:auto-text-indent="false"/>
      <style:text-properties style:font-name="Arial" fo:font-size="8pt" style:font-size-asian="8pt" style:font-name-complex="Arial"/>
    </style:style>
    <style:style style:name="MN_5f_PUQUO" style:display-name="MN_PUQUO" style:family="paragraph" style:parent-style-name="MN_5f_PUQUO_5f_FIRST"/>
    <style:style style:name="EQ_5f_ONLY1" style:display-name="EQ_ONLY1" style:family="paragraph" style:parent-style-name="EQ_5f_ONLY"/>
    <style:style style:name="SF1_5f_BL_5f_FIRST" style:display-name="SF1_BL_FIRST" style:family="paragraph" style:parent-style-name="SF1_5f_FIRST" style:next-style-name="SF1_5f_BL_5f_MID" style:list-style-name="WW8Num22">
      <style:paragraph-properties fo:margin="100%" fo:margin-left="0.3898in" fo:margin-right="0.1299in" fo:margin-top="0in" fo:margin-bottom="0in" fo:text-indent="-0.1299in" style:auto-text-indent="false"/>
    </style:style>
    <style:style style:name="SF1_5f_BL_5f_MID" style:display-name="SF1_BL_MID" style:family="paragraph" style:parent-style-name="SF1_5f_BL_5f_FIRST">
      <style:paragraph-properties fo:margin-top="0in" fo:margin-bottom="0in"/>
    </style:style>
    <style:style style:name="SF1_5f_BL_5f_LAST" style:display-name="SF1_BL_LAST" style:family="paragraph" style:parent-style-name="SF1_5f_BL_5f_MID">
      <style:paragraph-properties fo:margin-top="0in" fo:margin-bottom="0.0835in"/>
    </style:style>
    <style:style style:name="SF1_5f_NL_5f_MID" style:display-name="SF1_NL_MID" style:family="paragraph" style:parent-style-name="SF1_5f_NL_5f_FIRST">
      <style:paragraph-properties fo:margin-top="0in" fo:margin-bottom="0in" fo:hyphenation-ladder-count="no-limit">
        <style:tab-stops>
          <style:tab-stop style:position="0.4201in"/>
        </style:tab-stops>
      </style:paragraph-properties>
      <style:text-properties fo:font-size="10pt" style:font-size-asian="10pt" fo:hyphenate="true" fo:hyphenation-remain-char-count="2" fo:hyphenation-push-char-count="2"/>
    </style:style>
    <style:style style:name="SF_5f_ONLY" style:display-name="SF_ONLY" style:family="paragraph" style:parent-style-name="SF_5f_MID">
      <style:paragraph-properties fo:margin-top="0in" fo:margin-bottom="0.1665in"/>
    </style:style>
    <style:style style:name="SF1_5f_NL_5f_LAST" style:display-name="SF1_NL_LAST" style:family="paragraph" style:parent-style-name="SF1_5f_NL_5f_FIRST">
      <style:paragraph-properties fo:margin-top="0in" fo:margin-bottom="0.0835in"/>
      <style:text-properties fo:font-size="10pt" style:font-size-asian="10pt"/>
    </style:style>
    <style:style style:name="SF1_5f_DPGM_5f_FIRST" style:display-name="SF1_DPGM_FIRST" style:family="paragraph" style:next-style-name="SF1_5f_DPGM_5f_MID">
      <style:paragraph-properties fo:margin="100%" fo:margin-left="0.1299in" fo:margin-right="0.1299in" fo:margin-top="0in" fo:margin-bottom="0in" style:line-height-at-least="0.1252in" fo:orphans="2" fo:widows="2" fo:hyphenation-ladder-count="no-limit" fo:text-indent="0in" style:auto-text-indent="false"/>
      <style:text-properties style:use-window-font-color="true" style:font-name="Courier New" fo:font-size="7.5pt" fo:language="en" fo:country="US" style:font-name-asian="Times New Roman" style:font-size-asian="7.5pt" style:font-name-complex="Courier New" style:font-size-complex="12pt" style:language-complex="ar" style:country-complex="SA" fo:hyphenate="false" fo:hyphenation-remain-char-count="2" fo:hyphenation-push-char-count="2"/>
    </style:style>
    <style:style style:name="SF1_5f_DPGM_5f_MID" style:display-name="SF1_DPGM_MID" style:family="paragraph" style:parent-style-name="SF1_5f_DPGM_5f_FIRST">
      <style:paragraph-properties fo:margin-top="0in" fo:margin-bottom="0in"/>
    </style:style>
    <style:style style:name="SF1_5f_DPGM_5f_LAST" style:display-name="SF1_DPGM_LAST" style:family="paragraph" style:parent-style-name="SF1_5f_DPGM_5f_FIRST">
      <style:paragraph-properties fo:margin-top="0in" fo:margin-bottom="0.0835in"/>
    </style:style>
    <style:style style:name="SF1_5f_DPGM_5f_ONLY" style:display-name="SF1_DPGM_ONLY" style:family="paragraph" style:parent-style-name="SF1_5f_DPGM_5f_FIRST">
      <style:paragraph-properties fo:margin-top="0in" fo:margin-bottom="0.0835in"/>
    </style:style>
    <style:style style:name="SL_5f_FIRST" style:display-name="SL_FIRST" style:family="paragraph" style:parent-style-name="UL_5f_FIRST" style:next-style-name="SL_5f_MID">
      <style:paragraph-properties fo:margin="100%" fo:margin-left="0.7701in" fo:margin-right="0in" fo:margin-top="0in" fo:margin-bottom="0in" fo:text-indent="-0.6201in" style:auto-text-indent="false">
        <style:tab-stops>
          <style:tab-stop style:position="0.6201in"/>
        </style:tab-stops>
      </style:paragraph-properties>
    </style:style>
    <style:style style:name="CF_5f_EPG_5f_FIRST" style:display-name="CF_EPG_FIRST" style:family="paragraph" style:parent-style-name="CHAP_5f_BM" style:next-style-name="CF_5f_EPG">
      <style:paragraph-properties fo:text-align="end" style:justify-single-word="false" fo:keep-together="always" fo:keep-with-next="always"/>
      <style:text-properties fo:font-style="italic" style:font-style-asian="italic"/>
    </style:style>
    <style:style style:name="SL1_5f_FIRST" style:display-name="SL1_FIRST" style:family="paragraph" style:parent-style-name="SL_5f_FIRST" style:next-style-name="SL1_5f_MID">
      <style:paragraph-properties fo:margin="100%" fo:margin-left="0.9799in" fo:margin-right="0in" fo:margin-top="0.0417in" fo:margin-bottom="0in" fo:text-indent="-0.2098in" style:auto-text-indent="false">
        <style:tab-stops>
          <style:tab-stop style:position="0.9799in"/>
        </style:tab-stops>
      </style:paragraph-properties>
    </style:style>
    <style:style style:name="SL1_5f_MID" style:display-name="SL1_MID" style:family="paragraph" style:parent-style-name="SL1_5f_FIRST">
      <style:paragraph-properties fo:margin-top="0in" fo:margin-bottom="0in"/>
    </style:style>
    <style:style style:name="SL_5f_MID" style:display-name="SL_MID" style:family="paragraph" style:parent-style-name="SL_5f_FIRST">
      <style:paragraph-properties fo:margin-top="0in" fo:margin-bottom="0in"/>
    </style:style>
    <style:style style:name="SL_5f_LAST" style:display-name="SL_LAST" style:family="paragraph" style:parent-style-name="SL_5f_MID">
      <style:paragraph-properties fo:margin-top="0in" fo:margin-bottom="0.0835in"/>
    </style:style>
    <style:style style:name="CF_5f_EPG_5f_ATTR_5f_AU_5f_NA" style:display-name="CF_EPG_ATTR_AU_NA" style:family="paragraph" style:parent-style-name="CHAP_5f_BM" style:next-style-name="CF_5f_EPG_5f_ATTR_5f_AU_5f_AFFIL">
      <style:paragraph-properties fo:margin-top="0.0835in" fo:margin-bottom="0in" fo:text-align="end" style:justify-single-word="false" fo:keep-together="always" fo:keep-with-next="always"/>
    </style:style>
    <style:style style:name="CF_5f_EPG_5f_ATTR_5f_AU_5f_AFFIL" style:display-name="CF_EPG_ATTR_AU_AFFIL" style:family="paragraph" style:parent-style-name="CHAP_5f_BM">
      <style:paragraph-properties fo:text-align="end" style:justify-single-word="false" fo:keep-together="always" fo:keep-with-next="always"/>
    </style:style>
    <style:style style:name="SL1_5f_LAST" style:display-name="SL1_LAST" style:family="paragraph" style:parent-style-name="SL1_5f_FIRST">
      <style:paragraph-properties fo:margin-top="0in" fo:margin-bottom="0.0417in"/>
    </style:style>
    <style:style style:name="PART_5f_FIRST" style:display-name="PART_FIRST" style:family="paragraph" style:parent-style-name="Standard" style:next-style-name="PART">
      <style:paragraph-properties style:line-height-at-least="0.1665in"/>
      <style:text-properties fo:font-size="10.5pt" style:font-size-asian="10.5pt"/>
    </style:style>
    <style:style style:name="PART" style:family="paragraph" style:parent-style-name="HEADFIRST">
      <style:paragraph-properties fo:margin="100%" fo:margin-left="0in" fo:margin-right="0in" fo:margin-top="0in" fo:margin-bottom="0in" fo:text-indent="0.1799in" style:auto-text-indent="false"/>
    </style:style>
    <style:style style:name="PART_5f_CON" style:display-name="PART_CON" style:family="paragraph" style:parent-style-name="HEADFIRST"/>
    <style:style style:name="PART_5f_HEADFIRST" style:display-name="PART_HEADFIRST" style:family="paragraph" style:parent-style-name="HEADFIRST" style:next-style-name="PART"/>
    <style:style style:name="PROBSET_5f_TTL" style:display-name="PROBSET_TTL" style:family="paragraph" style:parent-style-name="CHAP_5f_BM" style:next-style-name="PROBSET_5f_FIRST">
      <style:paragraph-properties fo:margin="100%" fo:margin-left="0in" fo:margin-right="0in" fo:margin-top="0.25in" fo:margin-bottom="0.0835in" fo:text-indent="0in" style:auto-text-indent="false"/>
      <style:text-properties style:font-name="Arial Bold1" fo:font-size="20pt" fo:font-weight="bold" style:font-size-asian="20pt" style:font-weight-asian="bold" style:font-name-complex="Arial Bold1"/>
    </style:style>
    <style:style style:name="PROBSET_5f_FIRST" style:display-name="PROBSET_FIRST" style:family="paragraph" style:parent-style-name="CHAP_5f_BM" style:next-style-name="PROBSET_5f_MID">
      <style:paragraph-properties fo:margin="100%" fo:margin-left="0in" fo:margin-right="0in" fo:margin-top="0.0417in" fo:margin-bottom="0in" fo:text-indent="0in" style:auto-text-indent="false"/>
    </style:style>
    <style:style style:name="PROBSET_5f_MID" style:display-name="PROBSET_MID" style:family="paragraph" style:parent-style-name="CHAP_5f_BM"/>
    <style:style style:name="GENQ" style:family="paragraph" style:parent-style-name="PROBSET_5f_MID">
      <style:paragraph-properties fo:margin="100%" fo:margin-left="0.1902in" fo:margin-right="0in" fo:margin-top="0.0417in" fo:margin-bottom="0in" fo:text-indent="-0.1902in" style:auto-text-indent="false"/>
    </style:style>
    <style:style style:name="PROBSET_5f_H1" style:display-name="PROBSET_H1" style:family="paragraph" style:parent-style-name="CHAP_5f_BM" style:next-style-name="PROBSET_5f_FIRST">
      <style:paragraph-properties fo:margin-top="0.1665in" fo:margin-bottom="0in"/>
      <style:text-properties style:font-name="Arial Bold1" fo:font-size="18pt" fo:font-weight="bold" style:font-size-asian="18pt" style:font-weight-asian="bold" style:font-name-complex="Arial Bold1"/>
    </style:style>
    <style:style style:name="CR_5f_BIB" style:display-name="CR_BIB" style:family="paragraph" style:parent-style-name="CHAP_5f_BM_5f_PD">
      <style:paragraph-properties fo:margin="100%" fo:margin-left="0.1902in" fo:margin-right="0in" fo:margin-top="0in" fo:margin-bottom="0in" fo:text-indent="-0.1902in" style:auto-text-indent="false"/>
      <style:text-properties fo:color="#000000" style:font-name="Times New Roman" fo:font-size="10pt" style:font-size-asian="10pt" style:font-name-complex="Times New Roman"/>
    </style:style>
    <style:style style:name="CR_5f_BIB_5f_SUPTTL" style:display-name="CR_BIB_SUPTTL" style:family="paragraph" style:next-style-name="CR_5f_BIB">
      <style:paragraph-properties fo:margin-top="0.25in" fo:margin-bottom="0.0835in" style:line-height-at-least="0.1665in" fo:orphans="2" fo:widows="2" fo:hyphenation-ladder-count="no-limit"/>
      <style:text-properties style:use-window-font-color="true" style:font-name="Arial Bold1" fo:font-size="20pt" fo:language="en" fo:country="US" fo:font-weight="bold" style:font-name-asian="Times New Roman" style:font-size-asian="20pt" style:font-weight-asian="bold" style:font-name-complex="Arial Bold1" style:font-size-complex="12pt" style:language-complex="ar" style:country-complex="SA" fo:hyphenate="false" fo:hyphenation-remain-char-count="2" fo:hyphenation-push-char-count="2"/>
    </style:style>
    <style:style style:name="BKRM_5f_BIBSET_5f_TTL" style:display-name="BKRM_BIBSET_TTL" style:family="paragraph" style:next-style-name="BKRM_5f_BIBSET_5f_FIRST">
      <style:paragraph-properties fo:margin-top="0.3335in" fo:margin-bottom="0.3335in" style:line-height-at-least="0.1665in" fo:orphans="2" fo:widows="2"/>
      <style:text-properties style:use-window-font-color="true" style:font-name="Arial Bold1" fo:font-size="36pt" fo:language="en" fo:country="US" fo:font-weight="bold" style:font-name-asian="Times New Roman" style:font-size-asian="36pt" style:font-weight-asian="bold" style:font-name-complex="Arial Bold1" style:font-size-complex="12pt" style:language-complex="ar" style:country-complex="SA"/>
    </style:style>
    <style:style style:name="BKRM_5f_BIBSET_5f_FIRST" style:display-name="BKRM_BIBSET_FIRST" style:family="paragraph" style:next-style-name="BKRM_5f_BIBSET">
      <style:paragraph-properties fo:margin-top="0in" fo:margin-bottom="0.0835in" style:line-height-at-least="0.1665in" fo:orphans="2" fo:widows="2"/>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BKRM_5f_BIBSET" style:display-name="BKRM_BIBSET" style:family="paragraph" style:parent-style-name="BKRM_5f_BIBSET_5f_FIRST">
      <style:paragraph-properties fo:margin-top="0in" fo:margin-bottom="0.0835in"/>
    </style:style>
    <style:style style:name="BKRM_5f_BIB" style:display-name="BKRM_BIB" style:family="paragraph" style:parent-style-name="BKRM_5f_BIBSET_5f_FIRST">
      <style:paragraph-properties fo:margin="100%" fo:margin-left="0.1902in" fo:margin-right="0in" fo:margin-top="0in" fo:margin-bottom="0in" fo:text-indent="-0.1902in" style:auto-text-indent="false"/>
    </style:style>
    <style:style style:name="BKRM_5f_GLOSSET_5f_TTL" style:display-name="BKRM_GLOSSET_TTL" style:family="paragraph" style:next-style-name="BKRM_5f_GLOSSET_5f_FIRST">
      <style:paragraph-properties fo:margin-top="0.3335in" fo:margin-bottom="0.3335in" style:line-height-at-least="0.1665in" fo:orphans="2" fo:widows="2"/>
      <style:text-properties style:use-window-font-color="true" style:font-name="Arial Bold1" fo:font-size="36pt" fo:language="en" fo:country="US" fo:font-weight="bold" style:font-name-asian="Times New Roman" style:font-size-asian="36pt" style:font-weight-asian="bold" style:font-name-complex="Arial Bold1" style:font-size-complex="12pt" style:language-complex="ar" style:country-complex="SA"/>
    </style:style>
    <style:style style:name="BKRM_5f_GLOSSET_5f_FIRST" style:display-name="BKRM_GLOSSET_FIRST" style:family="paragraph" style:next-style-name="BKRM_5f_GLOSSET">
      <style:paragraph-properties fo:margin-top="0.0835in" fo:margin-bottom="0in" style:line-height-at-least="0.1665in" fo:orphans="2" fo:widows="2"/>
      <style:text-properties style:use-window-font-color="true" style:font-name="Times New Roman" fo:font-size="10pt" fo:language="en" fo:country="US" style:font-name-asian="Times New Roman" style:font-size-asian="10pt" style:font-name-complex="Tahoma" style:font-size-complex="8pt" style:language-complex="ar" style:country-complex="SA"/>
    </style:style>
    <style:style style:name="BKRM_5f_GLOSSET" style:display-name="BKRM_GLOSSET" style:family="paragraph">
      <style:paragraph-properties fo:margin="100%" fo:margin-left="0in" fo:margin-right="0in" fo:margin-top="0.0835in" fo:margin-bottom="0in" style:line-height-at-least="0.1665in" fo:orphans="2" fo:widows="2" fo:text-indent="0.1799in" style:auto-text-indent="false"/>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BKRM_5f_GLOSSET_5f_H1" style:display-name="BKRM_GLOSSET_H1" style:family="paragraph" style:next-style-name="BKRM_5f_GLOS_5f_GT">
      <style:paragraph-properties fo:margin-top="0.1665in" fo:margin-bottom="0in" fo:orphans="2" fo:widows="2"/>
      <style:text-properties style:use-window-font-color="true" style:font-name="Arial Bold1" fo:font-size="14pt" fo:language="en" fo:country="US" fo:font-weight="bold" style:font-name-asian="Times New Roman" style:font-size-asian="14pt" style:font-weight-asian="bold" style:font-name-complex="Arial Bold1" style:font-size-complex="12pt" style:language-complex="ar" style:country-complex="SA"/>
    </style:style>
    <style:style style:name="BKRM_5f_GLOS_5f_GT" style:display-name="BKRM_GLOS_GT" style:family="paragraph" style:next-style-name="BKRM_5f_GLOS_5f_DEF">
      <style:paragraph-properties fo:margin-top="0.0835in" fo:margin-bottom="0in" style:line-height-at-least="0.1665in" fo:orphans="2" fo:widows="2"/>
      <style:text-properties style:use-window-font-color="true" style:font-name="Arial Bold1" fo:font-size="10pt" fo:language="en" fo:country="US" fo:font-weight="bold" style:font-name-asian="Times New Roman" style:font-size-asian="10pt" style:font-weight-asian="bold" style:font-name-complex="Arial Bold1" style:font-size-complex="12pt" style:language-complex="ar" style:country-complex="SA"/>
    </style:style>
    <style:style style:name="BKRM_5f_GLOS_5f_DEF" style:display-name="BKRM_GLOS_DEF" style:family="paragraph" style:next-style-name="BKRM_5f_GLOS_5f_GT">
      <style:paragraph-properties fo:margin-top="0.0835in" fo:margin-bottom="0in" style:line-height-at-least="0.1665in" fo:orphans="2" fo:widows="2"/>
      <style:text-properties style:use-window-font-color="true" style:font-name="Times New Roman" fo:font-size="10pt" fo:language="en" fo:country="US" style:font-name-asian="Times New Roman" style:font-size-asian="10pt" style:font-name-complex="Times New Roman" style:font-size-complex="12pt" style:language-complex="ar" style:country-complex="SA"/>
    </style:style>
    <style:style style:name="SF_5f_BL_5f_FIRST" style:display-name="SF_BL_FIRST" style:family="paragraph" style:parent-style-name="SF_5f_FIRST" style:next-style-name="SF_5f_BL_5f_MID" style:list-style-name="WW8Num14">
      <style:paragraph-properties fo:margin-top="0.0417in" fo:margin-bottom="0in" style:line-height-at-least="0.1665in"/>
    </style:style>
    <style:style style:name="SF_5f_BL_5f_MID" style:display-name="SF_BL_MID" style:family="paragraph" style:parent-style-name="SF_5f_BL_5f_FIRST">
      <style:paragraph-properties fo:margin-top="0in" fo:margin-bottom="0in" style:line-height-at-least="0.1665in"/>
    </style:style>
    <style:style style:name="SF_5f_BL_5f_LAST" style:display-name="SF_BL_LAST" style:family="paragraph" style:parent-style-name="SF_5f_BL_5f_MID">
      <style:paragraph-properties fo:margin-top="0in" fo:margin-bottom="0.0417in"/>
    </style:style>
    <style:style style:name="SF_5f_BL_5f_CON" style:display-name="SF_BL_CON" style:family="paragraph" style:parent-style-name="SF_5f_BL_5f_MID" style:list-style-name="">
      <style:paragraph-properties fo:margin="100%" fo:margin-left="0.5098in" fo:margin-right="0in" fo:margin-top="0in" fo:margin-bottom="0in" fo:text-indent="0in" style:auto-text-indent="false"/>
    </style:style>
    <style:style style:name="SF_5f_NL_5f_FIRST" style:display-name="SF_NL_FIRST" style:family="paragraph" style:parent-style-name="SF_5f_MID" style:next-style-name="SF_5f_NL_5f_MID">
      <style:paragraph-properties fo:margin="100%" fo:margin-left="0.5098in" fo:margin-right="0.25in" fo:margin-top="0.0417in" fo:margin-bottom="0.0417in" fo:text-indent="-0.1299in" style:auto-text-indent="false"/>
    </style:style>
    <style:style style:name="SF_5f_NL_5f_MID" style:display-name="SF_NL_MID" style:family="paragraph" style:parent-style-name="SF_5f_NL_5f_FIRST">
      <style:paragraph-properties fo:margin-top="0in" fo:margin-bottom="0.0417in"/>
    </style:style>
    <style:style style:name="SF_5f_NL_5f_LAST" style:display-name="SF_NL_LAST" style:family="paragraph" style:parent-style-name="SF_5f_NL_5f_MID">
      <style:paragraph-properties fo:margin-top="0in" fo:margin-bottom="0.0417in"/>
    </style:style>
    <style:style style:name="SF_5f_NL_5f_CON" style:display-name="SF_NL_CON" style:family="paragraph" style:parent-style-name="SF_5f_BL_5f_CON"/>
    <style:style style:name="SF_5f_DPGM_5f_FIRST" style:display-name="SF_DPGM_FIRST" style:family="paragraph" style:parent-style-name="SF_5f_MID" style:next-style-name="SF_5f_DPGM_5f_MID">
      <style:paragraph-properties fo:margin="100%" fo:margin-left="0.3799in" fo:margin-right="0.25in" fo:margin-top="0.0417in" fo:margin-bottom="0in" fo:text-indent="0in" style:auto-text-indent="false"/>
      <style:text-properties style:font-name="Courier New" fo:font-size="7.5pt" style:font-size-asian="7.5pt" style:font-name-complex="Courier New"/>
    </style:style>
    <style:style style:name="SF_5f_DPGM_5f_MID" style:display-name="SF_DPGM_MID" style:family="paragraph" style:parent-style-name="SF_5f_DPGM_5f_FIRST">
      <style:paragraph-properties fo:margin-top="0in" fo:margin-bottom="0in"/>
    </style:style>
    <style:style style:name="SF_5f_DPGM_5f_LAST" style:display-name="SF_DPGM_LAST" style:family="paragraph" style:parent-style-name="SF_5f_DPGM_5f_MID">
      <style:paragraph-properties fo:margin-top="0in" fo:margin-bottom="0.0417in"/>
    </style:style>
    <style:style style:name="SF_5f_DPGM_5f_ONLY" style:display-name="SF_DPGM_ONLY" style:family="paragraph" style:parent-style-name="SF_5f_DPGM_5f_MID">
      <style:paragraph-properties fo:margin-top="0.0417in" fo:margin-bottom="0.0417in"/>
    </style:style>
    <style:style style:name="SF1_5f_NL_5f_CON" style:display-name="SF1_NL_CON" style:family="paragraph" style:parent-style-name="SF1_5f_NL_5f_MID" style:list-style-name="">
      <style:paragraph-properties fo:margin="100%" fo:margin-left="0.4201in" fo:margin-right="0in" fo:margin-top="0in" fo:margin-bottom="0in" fo:text-indent="0in" style:auto-text-indent="false"/>
    </style:style>
    <style:style style:name="CHAP_5f_BM_5f_FIRST" style:display-name="CHAP_BM_FIRST" style:family="paragraph" style:parent-style-name="HEADFIRST" style:next-style-name="CHAP_5f_BM">
      <style:paragraph-properties fo:margin-top="0.1665in" fo:margin-bottom="0in"/>
    </style:style>
    <style:style style:name="PROBSET_5f_LAST" style:display-name="PROBSET_LAST" style:family="paragraph" style:parent-style-name="PROBSET_5f_MID">
      <style:paragraph-properties fo:margin-top="0in" fo:margin-bottom="0.0835in"/>
    </style:style>
    <style:style style:name="CF_5f_OBJSET_5f_SUPTTL" style:display-name="CF_OBJSET_SUPTTL" style:family="paragraph" style:parent-style-name="CHAP_5f_NUM">
      <style:paragraph-properties fo:margin-top="0.25in" fo:margin-bottom="0.1252in" style:line-height-at-least="0.1665in"/>
      <style:text-properties fo:color="#000000" fo:font-size="12pt" style:font-size-asian="12pt"/>
    </style:style>
    <style:style style:name="CF_5f_OBJ" style:display-name="CF_OBJ" style:family="paragraph" style:parent-style-name="CHAP_5f_BM" style:list-style-name="WW8Num11">
      <style:paragraph-properties fo:margin="100%" fo:margin-left="0.3098in" fo:margin-right="0in" fo:margin-top="0.0417in" fo:margin-bottom="0.0417in" fo:text-indent="-0.1299in" style:auto-text-indent="false"/>
    </style:style>
    <style:style style:name="BL_5f_DPGM_5f_FIRST" style:display-name="BL_DPGM_FIRST" style:family="paragraph" style:parent-style-name="BL_5f_MID" style:next-style-name="BL_5f_DPGM_5f_MID" style:list-style-name="">
      <style:paragraph-properties fo:margin="100%" fo:margin-left="0.3201in" fo:margin-right="0in" fo:margin-top="0.0417in" fo:margin-bottom="0in" fo:text-indent="0in" style:auto-text-indent="false"/>
      <style:text-properties style:font-name="Courier New" fo:font-size="8pt" style:font-size-asian="8pt" style:font-name-complex="Courier New"/>
    </style:style>
    <style:style style:name="BL_5f_DPGM_5f_MID" style:display-name="BL_DPGM_MID" style:family="paragraph" style:parent-style-name="BL_5f_DPGM_5f_FIRST">
      <style:paragraph-properties fo:margin-top="0in" fo:margin-bottom="0in"/>
    </style:style>
    <style:style style:name="BL_5f_DPGM_5f_LAST" style:display-name="BL_DPGM_LAST" style:family="paragraph" style:parent-style-name="BL_5f_DPGM_5f_MID" style:next-style-name="BL_5f_MID">
      <style:paragraph-properties fo:margin-top="0in" fo:margin-bottom="0.0417in"/>
    </style:style>
    <style:style style:name="BL_5f_DPGM_5f_ONLY" style:display-name="BL_DPGM_ONLY" style:family="paragraph" style:parent-style-name="BL_5f_DPGM_5f_MID" style:next-style-name="BL_5f_MID">
      <style:paragraph-properties fo:margin-top="0.0417in" fo:margin-bottom="0.0417in"/>
    </style:style>
    <style:style style:name="NL_5f_DPGM_5f_FIRST" style:display-name="NL_DPGM_FIRST" style:family="paragraph" style:parent-style-name="BL_5f_DPGM_5f_FIRST" style:next-style-name="NL_5f_DPGM_5f_MID">
      <style:paragraph-properties fo:margin="100%" fo:margin-left="0.3598in" fo:margin-right="0in" fo:margin-top="0in" fo:margin-bottom="0in" fo:text-indent="0in" style:auto-text-indent="false"/>
    </style:style>
    <style:style style:name="NL_5f_DPGM_5f_MID" style:display-name="NL_DPGM_MID" style:family="paragraph" style:parent-style-name="NL_5f_DPGM_5f_FIRST">
      <style:paragraph-properties fo:margin-top="0in" fo:margin-bottom="0in"/>
    </style:style>
    <style:style style:name="NL_5f_DPGM_5f_LAST" style:display-name="NL_DPGM_LAST" style:family="paragraph" style:parent-style-name="NL_5f_DPGM_5f_MID">
      <style:paragraph-properties fo:margin-top="0in" fo:margin-bottom="0.0417in"/>
    </style:style>
    <style:style style:name="NL_5f_DPGM_5f_ONLY" style:display-name="NL_DPGM_ONLY" style:family="paragraph" style:parent-style-name="NL_5f_DPGM_5f_MID" style:next-style-name="CHAP_5f_BM">
      <style:paragraph-properties fo:margin-top="0.0417in" fo:margin-bottom="0.0417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5z0" style:family="text">
      <style:text-properties style:font-name="Symbol" style:font-name-complex="Symbol"/>
    </style:style>
    <style:style style:name="WW8Num6z0" style:family="text">
      <style:text-properties style:font-name="Symbol" style:font-name-complex="Symbol"/>
    </style:style>
    <style:style style:name="WW8Num7z0" style:family="text">
      <style:text-properties style:font-name="Symbol" style:font-name-complex="Symbol"/>
    </style:style>
    <style:style style:name="WW8Num8z0" style:family="text">
      <style:text-properties style:font-name="Symbol" style:font-name-complex="Symbol"/>
    </style:style>
    <style:style style:name="WW8Num10z0" style:family="text">
      <style:text-properties style:font-name="Symbol" style:font-name-complex="Symbol"/>
    </style:style>
    <style:style style:name="WW8Num11z0" style:family="text">
      <style:text-properties style:font-name="Wingdings" style:font-name-complex="Wingdings"/>
    </style:style>
    <style:style style:name="WW8Num11z1" style:family="text">
      <style:text-properties style:font-name="Courier New" style:font-name-complex="Courier New"/>
    </style:style>
    <style:style style:name="WW8Num11z3" style:family="text">
      <style:text-properties style:font-name="Symbol" style:font-name-complex="Symbol"/>
    </style:style>
    <style:style style:name="WW8Num12z0" style:family="text">
      <style:text-properties fo:font-variant="normal" fo:text-transform="none" fo:color="#000000" style:text-outline="false" style:text-line-through-style="none" style:text-position="0% 100%" style:font-name="Times New Roman" fo:font-size="10.5pt" fo:letter-spacing="normal" fo:language="zxx" fo:country="none" fo:font-style="normal" fo:text-shadow="none" style:text-underline-style="none" fo:font-weight="normal" style:letter-kerning="true" style:font-size-asian="10.5pt" style:font-style-asian="normal" style:font-weight-asian="normal" style:font-name-complex="Times New Roman" style:font-size-complex="12pt" style:language-complex="zxx" style:country-complex="none" style:font-style-complex="normal" style:font-weight-complex="normal" style:text-emphasize="none" text:display="true"/>
    </style:style>
    <style:style style:name="WW8Num12z1" style:family="text">
      <style:text-properties style:font-name="Arial Bold1" fo:font-weight="bold" style:font-weight-asian="bold" style:font-name-complex="Arial Bold1"/>
    </style:style>
    <style:style style:name="WW8Num12z3" style:family="text">
      <style:text-properties style:font-name="Symbol" style:font-name-complex="Symbol"/>
    </style:style>
    <style:style style:name="WW8Num12z4" style:family="text">
      <style:text-properties style:font-name="Courier New" style:font-name-complex="Courier New"/>
    </style:style>
    <style:style style:name="WW8Num12z5" style:family="text">
      <style:text-properties style:font-name="Wingdings" style:font-name-complex="Wingdings"/>
    </style:style>
    <style:style style:name="WW8Num13z0" style:family="text">
      <style:text-properties style:font-name="Wingdings" style:font-name-complex="Wingdings"/>
    </style:style>
    <style:style style:name="WW8Num13z1" style:family="text">
      <style:text-properties style:font-name="Courier New" style:font-name-complex="Courier New"/>
    </style:style>
    <style:style style:name="WW8Num13z3" style:family="text">
      <style:text-properties style:font-name="Symbol" style:font-name-complex="Symbol"/>
    </style:style>
    <style:style style:name="WW8Num14z0" style:family="text">
      <style:text-properties fo:color="#000000" style:font-name="Wingdings 2" fo:font-size="8.5pt" style:font-size-asian="8.5pt" style:font-name-complex="Wingdings 2"/>
    </style:style>
    <style:style style:name="WW8Num14z1" style:family="text">
      <style:text-properties style:font-name="Courier New" style:font-name-complex="Courier New"/>
    </style:style>
    <style:style style:name="WW8Num14z2" style:family="text">
      <style:text-properties style:font-name="Wingdings" style:font-name-complex="Wingdings"/>
    </style:style>
    <style:style style:name="WW8Num14z3" style:family="text">
      <style:text-properties style:font-name="Symbol" style:font-name-complex="Symbol"/>
    </style:style>
    <style:style style:name="WW8Num15z0" style:family="text">
      <style:text-properties style:font-name="Wingdings" style:font-name-complex="Wingdings"/>
    </style:style>
    <style:style style:name="WW8Num15z1" style:family="text">
      <style:text-properties style:font-name="Courier New" style:font-name-complex="Courier New"/>
    </style:style>
    <style:style style:name="WW8Num15z3" style:family="text">
      <style:text-properties style:font-name="Symbol" style:font-name-complex="Symbol"/>
    </style:style>
    <style:style style:name="WW8Num16z0"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Segoe UI" style:font-style-complex="normal" style:font-weight-complex="normal" style:text-emphasize="none" text:display="true"/>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7z0" style:family="text">
      <style:text-properties style:font-name="Times New Roman" fo:font-size="12pt" style:font-size-asian="12pt" style:font-name-complex="Times New Roman"/>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7z3" style:family="text">
      <style:text-properties style:font-name="Symbol" style:font-name-complex="Symbol"/>
    </style:style>
    <style:style style:name="WW8Num18z0" style:family="text">
      <style:text-properties style:font-name="Wingdings" style:font-name-complex="Wingdings"/>
    </style:style>
    <style:style style:name="WW8Num20z0" style:family="text">
      <style:text-properties style:font-name="Wingdings" style:font-name-complex="Wingdings"/>
    </style:style>
    <style:style style:name="WW8Num20z1" style:family="text">
      <style:text-properties style:font-name="Courier New" style:font-name-complex="Courier New"/>
    </style:style>
    <style:style style:name="WW8Num20z3" style:family="text">
      <style:text-properties style:font-name="Symbol" style:font-name-complex="Symbol"/>
    </style:style>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text-properties fo:color="#000000" style:font-name="Wingdings 2" fo:font-size="10pt" style:font-size-asian="10pt" style:font-name-complex="Wingdings 2"/>
    </style:style>
    <style:style style:name="WW8Num22z1" style:family="text">
      <style:text-properties style:font-name="Courier New" style:font-name-complex="Courier New"/>
    </style:style>
    <style:style style:name="WW8Num22z3" style:family="text">
      <style:text-properties style:font-name="Symbol" style:font-name-complex="Symbol"/>
    </style:style>
    <style:style style:name="WW8Num24z0" style:family="text">
      <style:text-properties fo:color="#000000" style:font-name="Wingdings 2" fo:font-size="10pt" style:font-size-asian="10pt" style:font-name-complex="Wingdings 2"/>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4z3" style:family="text">
      <style:text-properties style:font-name="Symbol" style:font-name-complex="Symbol"/>
    </style:style>
    <style:style style:name="WW8Num25z0" style:family="text">
      <style:text-properties fo:font-size="8.5pt" style:font-size-asian="8.5pt"/>
    </style:style>
    <style:style style:name="WW8Num25z1" style:family="text">
      <style:text-properties style:font-name="Courier New" style:font-name-complex="Courier New"/>
    </style:style>
    <style:style style:name="WW8Num25z3" style:family="text">
      <style:text-properties style:font-name="Symbol" style:font-name-complex="Symbol"/>
    </style:style>
    <style:style style:name="WW8Num27z0" style:family="text">
      <style:text-properties style:font-name="Wingdings" style:font-name-complex="Wingdings"/>
    </style:style>
    <style:style style:name="WW8Num28z0" style:family="text">
      <style:text-properties style:font-name="Times New Roman" fo:font-size="10pt" style:font-size-asian="10pt" style:font-name-complex="Times New Roman"/>
    </style:style>
    <style:style style:name="WW8Num28z1" style:family="text">
      <style:text-properties style:font-name="Courier New" style:font-name-complex="Courier New"/>
    </style:style>
    <style:style style:name="WW8Num28z2" style:family="text">
      <style:text-properties style:font-name="Wingdings" style:font-name-complex="Wingdings"/>
    </style:style>
    <style:style style:name="WW8Num28z3" style:family="text">
      <style:text-properties style:font-name="Symbol" style:font-name-complex="Symbol"/>
    </style:style>
    <style:style style:name="WW8Num29z0" style:family="text">
      <style:text-properties fo:color="#000000" style:font-name="Wingdings 2" fo:font-size="8.5pt" style:font-size-asian="8.5pt" style:font-name-complex="Wingdings 2"/>
    </style:style>
    <style:style style:name="WW8Num29z1" style:family="text">
      <style:text-properties style:font-name="Courier New" style:font-name-complex="Courier New"/>
    </style:style>
    <style:style style:name="WW8Num29z3" style:family="text">
      <style:text-properties style:font-name="Symbol" style:font-name-complex="Symbol"/>
    </style:style>
    <style:style style:name="WW8Num29z4" style:family="text">
      <style:text-properties style:font-name="Courier New" style:font-name-complex="Courier New"/>
    </style:style>
    <style:style style:name="WW8Num29z5" style:family="text">
      <style:text-properties style:font-name="Wingdings" style:font-name-complex="Wingdings"/>
    </style:style>
    <style:style style:name="WW8Num30z0"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Segoe UI" style:font-style-complex="normal" style:font-weight-complex="normal" style:text-emphasize="none" text:display="true"/>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text-properties fo:font-variant="normal" fo:text-transform="none" fo:color="#000000" style:text-outline="false" style:text-line-through-style="none" style:text-position="0% 100%" style:font-name="Segoe UI" fo:font-size="10.5pt" fo:letter-spacing="normal" fo:language="zxx" fo:country="none" fo:font-style="normal" fo:text-shadow="none" style:text-underline-style="none" fo:font-weight="normal" style:letter-kerning="true" style:font-size-asian="10.5pt" style:font-style-asian="normal" style:font-weight-asian="normal" style:font-name-complex="Segoe UI" style:font-size-complex="12pt" style:language-complex="zxx" style:country-complex="none" style:font-style-complex="normal" style:font-weight-complex="normal" style:text-emphasize="none" text:display="true"/>
    </style:style>
    <style:style style:name="WW8Num32z0" style:family="text">
      <style:text-properties fo:color="#000000" style:font-name="Wingdings 2" fo:font-size="8.5pt" style:font-size-asian="8.5pt" style:font-name-complex="Wingdings 2"/>
    </style:style>
    <style:style style:name="WW8Num32z1" style:family="text">
      <style:text-properties style:font-name="Courier New" style:font-name-complex="Courier New"/>
    </style:style>
    <style:style style:name="WW8Num32z2" style:family="text">
      <style:text-properties style:font-name="Wingdings" style:font-name-complex="Wingdings"/>
    </style:style>
    <style:style style:name="WW8Num32z3" style:family="text">
      <style:text-properties style:font-name="Symbol" style:font-name-complex="Symbol"/>
    </style:style>
    <style:style style:name="WW8Num33z0" style:family="text">
      <style:text-properties fo:font-size="8.5pt" style:font-size-asian="8.5pt"/>
    </style:style>
    <style:style style:name="WW8Num34z0" style:family="text">
      <style:text-properties fo:font-variant="normal" fo:text-transform="none" fo:color="#000000" style:text-outline="false" style:text-line-through-style="none" style:text-position="0% 100%" style:font-name="Segoe UI" fo:font-size="10.5pt" fo:letter-spacing="normal" fo:language="zxx" fo:country="none" fo:font-style="normal" fo:text-shadow="none" style:text-underline-style="none" fo:font-weight="normal" style:letter-kerning="true" style:font-size-asian="10.5pt" style:font-style-asian="normal" style:font-weight-asian="normal" style:font-name-complex="Segoe UI" style:font-size-complex="12pt" style:language-complex="zxx" style:country-complex="none" style:font-style-complex="normal" style:font-weight-complex="normal" style:text-emphasize="none" text:display="true"/>
    </style:style>
    <style:style style:name="WW8Num34z1" style:family="text">
      <style:text-properties style:font-name="Arial Bold" fo:font-weight="bold" style:font-weight-asian="bold" style:font-name-complex="Arial Bold"/>
    </style:style>
    <style:style style:name="WW8Num34z3" style:family="text">
      <style:text-properties style:font-name="Symbol" style:font-name-complex="Symbol"/>
    </style:style>
    <style:style style:name="WW8Num34z4" style:family="text">
      <style:text-properties style:font-name="Courier New" style:font-name-complex="Courier New"/>
    </style:style>
    <style:style style:name="WW8Num34z5" style:family="text">
      <style:text-properties style:font-name="Wingdings" style:font-name-complex="Wingdings"/>
    </style:style>
    <style:style style:name="WW8Num35z0" style:family="text">
      <style:text-properties style:font-name="Wingdings 2" style:font-name-complex="Wingdings 2"/>
    </style:style>
    <style:style style:name="WW8Num35z1" style:family="text">
      <style:text-properties style:font-name="Courier New" style:font-name-complex="Courier New"/>
    </style:style>
    <style:style style:name="WW8Num35z2" style:family="text">
      <style:text-properties style:font-name="Wingdings" style:font-name-complex="Wingdings"/>
    </style:style>
    <style:style style:name="WW8Num35z3" style:family="text">
      <style:text-properties style:font-name="Symbol" style:font-name-complex="Symbol"/>
    </style:style>
    <style:style style:name="WW8Num37z0" style:family="text">
      <style:text-properties fo:font-size="8.5pt" style:font-size-asian="8.5pt"/>
    </style:style>
    <style:style style:name="Default_20_Paragraph_20_Font" style:display-name="Default Paragraph Font" style:family="text"/>
    <style:style style:name="Comment_20_Reference" style:display-name="Comment Reference" style:family="text">
      <style:text-properties fo:font-size="8pt" style:font-size-asian="8pt" style:font-size-complex="8pt"/>
    </style:style>
    <style:style style:name="Endnote_20_Symbol" style:display-name="Endnote Symbol" style:family="text">
      <style:text-properties style:text-position="super 58%"/>
    </style:style>
    <style:style style:name="Footnote_20_Symbol" style:display-name="Footnote Symbol" style:family="text">
      <style:text-properties style:text-position="super 58%"/>
    </style:style>
    <style:style style:name="CDT_5f_NUM" style:display-name="CDT_NUM" style:family="text">
      <style:text-properties fo:font-style="italic" fo:font-weight="bold" style:font-style-asian="italic" style:font-weight-asian="bold"/>
    </style:style>
    <style:style style:name="BOLD" style:family="text">
      <style:text-properties fo:font-weight="bold" style:font-weight-asian="bold"/>
    </style:style>
    <style:style style:name="BL_5f_NL_5f_NUM" style:display-name="BL_NL_NUM" style:family="text" style:parent-style-name="Default_20_Paragraph_20_Font"/>
    <style:style style:name="NL_5f_NUM" style:display-name="NL_NUM" style:family="text" style:parent-style-name="Default_20_Paragraph_20_Font"/>
    <style:style style:name="DING" style:family="text"/>
    <style:style style:name="TBL_5f_NUM" style:display-name="TBL_NUM" style:family="text">
      <style:text-properties fo:font-style="italic" fo:font-weight="bold" style:font-style-asian="italic" style:font-weight-asian="bold"/>
    </style:style>
    <style:style style:name="FIG_5f_NUM" style:display-name="FIG_NUM" style:family="text">
      <style:text-properties fo:font-style="italic" fo:font-weight="bold" style:font-style-asian="italic" style:font-weight-asian="bold"/>
    </style:style>
    <style:style style:name="ITAL" style:family="text">
      <style:text-properties fo:font-style="italic" style:font-style-asian="italic"/>
    </style:style>
    <style:style style:name="MN1_5f_NL_5f_NUM" style:display-name="MN1_NL_NUM" style:family="text" style:parent-style-name="Default_20_Paragraph_20_Font"/>
    <style:style style:name="Emphasis" style:family="text">
      <style:text-properties fo:font-style="italic" style:font-style-asian="italic" style:font-style-complex="italic"/>
    </style:style>
    <style:style style:name="Visited_20_Internet_20_Link" style:display-name="Visited Internet Link" style:family="text">
      <style:text-properties fo:color="#800080" style:text-underline-style="solid" style:text-underline-width="auto" style:text-underline-color="font-color"/>
    </style:style>
    <style:style style:name="HTML_20_Acronym" style:display-name="HTML Acronym" style:family="text" style:parent-style-name="Default_20_Paragraph_20_Font"/>
    <style:style style:name="HTML_20_Cite" style:display-name="HTML Cite" style:family="text">
      <style:text-properties fo:font-style="italic" style:font-style-asian="italic" style:font-style-complex="italic"/>
    </style:style>
    <style:style style:name="HTML_20_Code" style:display-name="HTML Code" style:family="text">
      <style:text-properties style:font-name="Courier New" fo:font-size="10pt" style:font-size-asian="10pt" style:font-name-complex="Courier New" style:font-size-complex="10pt"/>
    </style:style>
    <style:style style:name="HTML_20_Definition" style:display-name="HTML Definition" style:family="text">
      <style:text-properties fo:font-style="italic" style:font-style-asian="italic" style:font-style-complex="italic"/>
    </style:style>
    <style:style style:name="HTML_20_Keyboard" style:display-name="HTML Keyboard" style:family="text">
      <style:text-properties style:font-name="Courier New" fo:font-size="10pt" style:font-size-asian="10pt" style:font-name-complex="Courier New" style:font-size-complex="10pt"/>
    </style:style>
    <style:style style:name="HTML_20_Sample" style:display-name="HTML Sample" style:family="text">
      <style:text-properties style:font-name="Courier New" style:font-name-complex="Courier New"/>
    </style:style>
    <style:style style:name="HTML_20_Typewriter" style:display-name="HTML Typewriter" style:family="text">
      <style:text-properties style:font-name="Courier New" fo:font-size="10pt" style:font-size-asian="10pt" style:font-name-complex="Courier New" style:font-size-complex="10pt"/>
    </style:style>
    <style:style style:name="HTML_20_Variable" style:display-name="HTML Variable" style:family="text">
      <style:text-properties fo:font-style="italic" style:font-style-asian="italic" style:font-style-complex="italic"/>
    </style:style>
    <style:style style:name="Internet_20_link" style:display-name="Internet link" style:family="text">
      <style:text-properties fo:color="#0000ff" style:text-underline-style="solid" style:text-underline-width="auto" style:text-underline-color="font-color"/>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SUB" style:family="text">
      <style:text-properties style:text-position="sub 58%"/>
    </style:style>
    <style:style style:name="SUP" style:family="text">
      <style:text-properties style:text-position="super 58%"/>
    </style:style>
    <style:style style:name="MTEquationSection" style:family="text" style:parent-style-name="Default_20_Paragraph_20_Font">
      <style:text-properties fo:color="#ff0000" text:display="none"/>
    </style:style>
    <style:style style:name="BITAL" style:family="text">
      <style:text-properties fo:font-style="italic" fo:font-weight="bold" style:font-style-asian="italic" style:font-weight-asian="bold"/>
    </style:style>
    <style:style style:name="CIT_5f_MN1" style:display-name="CIT_MN1" style:family="text">
      <style:text-properties style:font-name="Courier New" style:font-name-complex="Courier New"/>
    </style:style>
    <style:style style:name="CIT_5f_BM_5f_BOLD" style:display-name="CIT_BM_BOLD" style:family="text">
      <style:text-properties style:font-name="Courier New" fo:font-weight="bold" style:font-weight-asian="bold" style:font-name-complex="Courier New"/>
    </style:style>
    <style:style style:name="CIT_5f_BM_5f_ITAL" style:display-name="CIT_BM_ITAL" style:family="text">
      <style:text-properties style:font-name="Courier New" fo:font-style="italic" style:font-style-asian="italic" style:font-name-complex="Courier New"/>
    </style:style>
    <style:style style:name="CIT_5f_BM_5f_BITAL" style:display-name="CIT_BM_BITAL" style:family="text">
      <style:text-properties style:font-name="Courier New" fo:font-style="italic" fo:font-weight="bold" style:font-style-asian="italic" style:font-weight-asian="bold" style:font-name-complex="Courier New"/>
    </style:style>
    <style:style style:name="CUST_5f_GREEN" style:display-name="CUST_GREEN" style:family="text">
      <style:text-properties fo:color="#008000" style:text-underline-style="none"/>
    </style:style>
    <style:style style:name="CUST_5f_BLUE" style:display-name="CUST_BLUE" style:family="text">
      <style:text-properties fo:color="#0000ff" style:text-underline-style="none"/>
    </style:style>
    <style:style style:name="CUST_5f_RED" style:display-name="CUST_RED" style:family="text">
      <style:text-properties fo:color="#ff0000" style:text-underline-style="none"/>
    </style:style>
    <style:style style:name="CUST_5f_BROWN" style:display-name="CUST_BROWN" style:family="text">
      <style:text-properties fo:color="#993300" style:text-underline-style="none"/>
    </style:style>
    <style:style style:name="CUST_5f_TEAL" style:display-name="CUST_TEAL" style:family="text">
      <style:text-properties fo:color="#008080" style:text-underline-style="none"/>
    </style:style>
    <style:style style:name="CUST_5f_PINK" style:display-name="CUST_PINK" style:family="text">
      <style:text-properties fo:color="#ff00ff" style:text-underline-style="none"/>
    </style:style>
    <style:style style:name="CUST_5f_DARKBLUE" style:display-name="CUST_DARKBLUE" style:family="text">
      <style:text-properties fo:color="#000080" style:text-underline-style="none"/>
    </style:style>
    <style:style style:name="CUST_5f_DARKGREEN" style:display-name="CUST_DARKGREEN" style:family="text">
      <style:text-properties fo:color="#003300" style:text-underline-style="none"/>
    </style:style>
    <style:style style:name="CUST_5f_DARKPURPLE" style:display-name="CUST_DARKPURPLE" style:family="text">
      <style:text-properties fo:color="#660066" style:text-underline-style="none"/>
    </style:style>
    <style:style style:name="CUST_5f_DARKBROWN" style:display-name="CUST_DARKBROWN" style:family="text">
      <style:text-properties fo:color="#541616" style:text-underline-style="none"/>
    </style:style>
    <style:style style:name="CUST_5f_SKYBLUE" style:display-name="CUST_SKYBLUE" style:family="text">
      <style:text-properties fo:color="#00ccff" style:text-underline-style="none"/>
    </style:style>
    <style:style style:name="CUST_5f_DARKRED" style:display-name="CUST_DARKRED" style:family="text">
      <style:text-properties fo:color="#800000" style:text-underline-style="none"/>
    </style:style>
    <style:style style:name="CUST_5f_PLUM" style:display-name="CUST_PLUM" style:family="text">
      <style:text-properties fo:color="#993366" style:text-underline-style="none"/>
    </style:style>
    <style:style style:name="CUST_5f_GRAY875" style:display-name="CUST_GRAY875" style:family="text">
      <style:text-properties fo:color="#202020" style:font-size-complex="18pt"/>
    </style:style>
    <style:style style:name="CUST_5f_VIOLET" style:display-name="CUST_VIOLET" style:family="text">
      <style:text-properties fo:color="#800080" style:font-size-complex="18pt"/>
    </style:style>
    <style:style style:name="CUST_5f_INDIGO" style:display-name="CUST_INDIGO" style:family="text">
      <style:text-properties fo:color="#333399" style:font-size-complex="18pt"/>
    </style:style>
    <style:style style:name="CUST_5f_ROSE" style:display-name="CUST_ROSE" style:family="text">
      <style:text-properties fo:color="#ff99cc" style:font-size-complex="18pt"/>
    </style:style>
    <style:style style:name="BL_5f_TTL" style:display-name="BL_TTL" style:family="text">
      <style:text-properties fo:font-weight="bold" style:font-weight-asian="bold"/>
    </style:style>
    <style:style style:name="SCAP" style:family="text">
      <style:text-properties fo:font-variant="normal" fo:text-transform="none"/>
    </style:style>
    <style:style style:name="SCAP_5f_ITAL" style:display-name="SCAP_ITAL" style:family="text">
      <style:text-properties fo:font-variant="normal" fo:text-transform="none" fo:font-style="italic" style:font-style-asian="italic"/>
    </style:style>
    <style:style style:name="SUB_5f_ITAL" style:display-name="SUB_ITAL" style:family="text">
      <style:text-properties style:text-position="sub 58%" fo:font-style="italic" style:font-style-asian="italic"/>
    </style:style>
    <style:style style:name="SUP_5f_ITAL" style:display-name="SUP_ITAL" style:family="text">
      <style:text-properties style:text-position="super 58%" fo:font-style="italic" style:font-style-asian="italic"/>
    </style:style>
    <style:style style:name="US_5f_ITAL" style:display-name="US_ITAL" style:family="text">
      <style:text-properties fo:font-style="italic" style:text-underline-style="solid" style:text-underline-width="auto" style:text-underline-color="font-color" style:font-style-asian="italic"/>
    </style:style>
    <style:style style:name="CIT_5f_PART_5f_TOC_5f_CHAP_5f_TTL" style:display-name="CIT_PART_TOC_CHAP_TTL" style:family="text">
      <style:text-properties style:font-name="Courier New" style:font-name-complex="Courier New"/>
    </style:style>
    <style:style style:name="CIT_5f_UNTBL" style:display-name="CIT_UNTBL" style:family="text">
      <style:text-properties style:font-name="Courier New" style:font-name-complex="Courier New"/>
    </style:style>
    <style:style style:name="CIT_5f_CHAP_5f_TTL" style:display-name="CIT_CHAP_TTL" style:family="text">
      <style:text-properties style:font-name="Courier New" fo:font-weight="bold" style:font-weight-asian="bold" style:font-name-complex="Courier New" style:text-scale="100%"/>
    </style:style>
    <style:style style:name="CIT_5f_H1" style:display-name="CIT_H1" style:family="text">
      <style:text-properties style:font-name="Courier New" fo:font-size="17pt" style:font-size-asian="17pt" style:font-name-complex="Courier New" style:font-size-complex="18pt"/>
    </style:style>
    <style:style style:name="CIT_5f_H2" style:display-name="CIT_H2" style:family="text">
      <style:text-properties style:font-name="Courier New" style:font-name-complex="Courier New" style:font-size-complex="14pt"/>
    </style:style>
    <style:style style:name="CIT_5f_H3" style:display-name="CIT_H3" style:family="text">
      <style:text-properties style:font-name="Courier New" fo:font-size="11pt" style:font-size-asian="11pt" style:font-name-complex="Courier New"/>
    </style:style>
    <style:style style:name="CIT_5f_TBL_5f_TTL" style:display-name="CIT_TBL_TTL" style:family="text">
      <style:text-properties style:font-name="Courier New" style:font-name-complex="Courier New"/>
    </style:style>
    <style:style style:name="CIT_5f_TBL_5f_COLHD" style:display-name="CIT_TBL_COLHD" style:family="text">
      <style:text-properties style:font-name="Courier New" style:font-name-complex="Courier New"/>
    </style:style>
    <style:style style:name="CIT_5f_TBL_5f_H1" style:display-name="CIT_TBL_H1" style:family="text">
      <style:text-properties style:font-name="Courier New" style:font-name-complex="Courier New"/>
    </style:style>
    <style:style style:name="CIT_5f_TBL" style:display-name="CIT_TBL" style:family="text">
      <style:text-properties style:font-name="Courier New" style:font-name-complex="Courier New"/>
    </style:style>
    <style:style style:name="CIT_5f_CDT_5f_TTL" style:display-name="CIT_CDT_TTL" style:family="text">
      <style:text-properties style:font-name="Courier New" style:font-name-complex="Courier New"/>
    </style:style>
    <style:style style:name="CIT_5f_H4" style:display-name="CIT_H4" style:family="text">
      <style:text-properties style:font-name="Courier New" fo:font-size="10pt" style:font-size-asian="10pt" style:font-name-complex="Courier New"/>
    </style:style>
    <style:style style:name="CIT_5f_FIG_5f_CAP" style:display-name="CIT_FIG_CAP" style:family="text">
      <style:text-properties style:font-name="Courier New" style:font-name-complex="Courier New"/>
    </style:style>
    <style:style style:name="CIT_5f_BM" style:display-name="CIT_BM" style:family="text">
      <style:text-properties style:font-name="Courier New" style:font-name-complex="Courier New"/>
    </style:style>
    <style:style style:name="CIT_5f_FN" style:display-name="CIT_FN" style:family="text">
      <style:text-properties style:font-name="Courier New" style:font-name-complex="Courier New"/>
    </style:style>
    <style:style style:name="CDT_5f_BOLD" style:display-name="CDT_BOLD" style:family="text">
      <style:text-properties style:font-name="Courier New" fo:font-weight="bold" style:font-weight-asian="bold" style:font-name-complex="Courier New"/>
    </style:style>
    <style:style style:name="CDT_5f_ITAL" style:display-name="CDT_ITAL" style:family="text">
      <style:text-properties style:font-name="Courier New" fo:font-style="italic" style:font-style-asian="italic" style:font-name-complex="Courier New"/>
    </style:style>
    <style:style style:name="CDT_5f_BITAL" style:display-name="CDT_BITAL" style:family="text">
      <style:text-properties style:font-name="Courier New" fo:font-style="italic" fo:font-weight="bold" style:font-style-asian="italic" style:font-weight-asian="bold" style:font-name-complex="Courier New"/>
    </style:style>
    <style:style style:name="DT_5f_ITAL" style:display-name="DT_ITAL" style:family="text">
      <style:text-properties style:font-name="Courier New" fo:font-style="italic" style:font-style-asian="italic" style:font-name-complex="Courier New"/>
    </style:style>
    <style:style style:name="DT_5f_BOLD" style:display-name="DT_BOLD" style:family="text">
      <style:text-properties style:font-name="Courier New" fo:font-weight="bold" style:font-weight-asian="bold" style:font-name-complex="Courier New"/>
    </style:style>
    <style:style style:name="DT_5f_BITAL" style:display-name="DT_BITAL" style:family="text">
      <style:text-properties style:font-name="Courier New" fo:font-style="italic" fo:font-weight="bold" style:font-style-asian="italic" style:font-weight-asian="bold" style:font-name-complex="Courier New"/>
    </style:style>
    <style:style style:name="PART_5f_TOC_5f_CHAP_5f_NUM" style:display-name="PART_TOC_CHAP_NUM" style:family="text">
      <style:text-properties fo:font-weight="bold" style:font-weight-asian="bold"/>
    </style:style>
    <style:style style:name="H5" style:family="text">
      <style:text-properties style:font-name="Arial Bold1" fo:font-weight="bold" style:font-weight-asian="bold" style:font-name-complex="Arial Bold1"/>
    </style:style>
    <style:style style:name="SL_5f_NUM" style:display-name="SL_NUM" style:family="text">
      <style:text-properties style:font-name="Arial Bold1" fo:font-weight="bold" style:font-weight-asian="bold" style:font-name-complex="Arial Bold1"/>
    </style:style>
    <style:style style:name="SL1_5f_NUM" style:display-name="SL1_NUM" style:family="text" style:parent-style-name="SL_5f_NUM"/>
    <style:style style:name="KT" style:family="text">
      <style:text-properties fo:font-weight="bold" style:font-weight-asian="bold"/>
    </style:style>
    <style:style style:name="GENQ_5f_NUM" style:display-name="GENQ_NUM" style:family="text" style:parent-style-name="Default_20_Paragraph_20_Font"/>
    <style:style style:name="MCQ_5f_NUM" style:display-name="MCQ_NUM" style:family="text" style:parent-style-name="Default_20_Paragraph_20_Font"/>
    <style:style style:name="MCQ_5f_ANS_5f_LTR" style:display-name="MCQ_ANS_LTR" style:family="text" style:parent-style-name="Default_20_Paragraph_20_Font"/>
    <style:style style:name="CIT" style:family="text">
      <style:text-properties style:font-name="Courier New" style:font-name-complex="Courier New"/>
    </style:style>
    <style:style style:name="CIT_5f_BOLD" style:display-name="CIT_BOLD" style:family="text">
      <style:text-properties style:font-name="Courier New" fo:font-weight="bold" style:font-weight-asian="bold" style:font-name-complex="Courier New"/>
    </style:style>
    <style:style style:name="CIT_5f_ITAL" style:display-name="CIT_ITAL" style:family="text">
      <style:text-properties style:font-name="Courier New" fo:font-style="italic" style:font-style-asian="italic" style:font-name-complex="Courier New"/>
    </style:style>
    <style:style style:name="CIT_5f_BITAL" style:display-name="CIT_BITAL" style:family="text">
      <style:text-properties style:font-name="Courier New" fo:font-style="italic" fo:font-weight="bold" style:font-style-asian="italic" style:font-weight-asian="bold" style:font-name-complex="Courier New"/>
    </style:style>
    <style:style style:name="Footnote_20_anchor" style:display-name="Footnote anchor" style:family="text">
      <style:text-properties style:text-position="super 58%"/>
    </style:style>
    <style:style style:name="WW8Num18z1" style:family="text">
      <style:text-properties style:font-name="Courier New" style:font-name-complex="Courier New"/>
    </style:style>
    <style:style style:name="WW8Num18z3" style:family="text">
      <style:text-properties style:font-name="Symbol" style:font-name-complex="Symbol"/>
    </style:style>
    <style:style style:name="WW8Num19z0" style:family="text">
      <style:text-properties style:font-name="Wingdings" style:font-name-complex="Wingdings"/>
    </style:style>
    <style:style style:name="WW8Num19z1" style:family="text">
      <style:text-properties style:font-name="Courier New" style:font-name-complex="Courier New"/>
    </style:style>
    <style:style style:name="WW8Num19z3" style:family="text">
      <style:text-properties style:font-name="Symbol" style:font-name-complex="Symbol"/>
    </style:style>
    <style:style style:name="WW8Num22z2" style:family="text">
      <style:text-properties style:font-name="Wingdings" style:font-name-complex="Wingdings"/>
    </style:style>
    <style:style style:name="WW8Num23z0" style:family="text">
      <style:text-properties style:font-name="Wingdings" style:font-name-complex="Wingdings"/>
    </style:style>
    <style:style style:name="WW8Num23z1" style:family="text">
      <style:text-properties style:font-name="Courier New" style:font-name-complex="Courier New"/>
    </style:style>
    <style:style style:name="WW8Num23z3" style:family="text">
      <style:text-properties style:font-name="Symbol" style:font-name-complex="Symbol"/>
    </style:style>
    <style:style style:name="WW8Num26z0" style:family="text">
      <style:text-properties fo:font-variant="normal" fo:text-transform="none" fo:color="#000000" style:text-outline="false" style:text-line-through-style="none" style:text-position="0% 100%" style:font-name="Segoe UI" fo:font-size="10.5pt" fo:letter-spacing="normal" fo:language="zxx" fo:country="none" fo:font-style="normal" fo:text-shadow="none" style:text-underline-style="none" fo:font-weight="normal" style:letter-kerning="true" style:font-size-asian="10.5pt" style:font-style-asian="normal" style:font-weight-asian="normal" style:font-name-complex="Segoe UI" style:font-size-complex="12pt" style:language-complex="zxx" style:country-complex="none" style:font-style-complex="normal" style:font-weight-complex="normal" style:text-emphasize="none" text:display="true"/>
    </style:style>
    <style:style style:name="WW8Num26z1" style:family="text">
      <style:text-properties style:font-name="Arial Bold1" fo:font-weight="bold" style:font-weight-asian="bold" style:font-name-complex="Arial Bold1"/>
    </style:style>
    <style:style style:name="WW8Num26z3" style:family="text">
      <style:text-properties style:font-name="Symbol" style:font-name-complex="Symbol"/>
    </style:style>
    <style:style style:name="WW8Num26z4" style:family="text">
      <style:text-properties style:font-name="Courier New" style:font-name-complex="Courier New"/>
    </style:style>
    <style:style style:name="WW8Num26z5" style:family="text">
      <style:text-properties style:font-name="Wingdings" style:font-name-complex="Wingdings"/>
    </style:style>
    <style:style style:name="WW8Num27z1" style:family="text">
      <style:text-properties style:font-name="Courier New" style:font-name-complex="Courier New"/>
    </style:style>
    <style:style style:name="WW8Num27z3" style:family="text">
      <style:text-properties style:font-name="Symbol" style:font-name-complex="Symbol"/>
    </style:style>
    <style:style style:name="WW8Num29z2" style:family="text">
      <style:text-properties style:font-name="Wingdings" style:font-name-complex="Wingdings"/>
    </style:style>
    <style:style style:name="WW8Num31z1" style:family="text">
      <style:text-properties style:font-name="Arial Bold1" fo:font-weight="bold" style:font-weight-asian="bold" style:font-name-complex="Arial Bold1"/>
    </style:style>
    <style:style style:name="WW8Num31z3" style:family="text">
      <style:text-properties style:font-name="Symbol" style:font-name-complex="Symbol"/>
    </style:style>
    <style:style style:name="WW8Num31z4" style:family="text">
      <style:text-properties style:font-name="Courier New" style:font-name-complex="Courier New"/>
    </style:style>
    <style:style style:name="WW8Num31z5" style:family="text">
      <style:text-properties style:font-name="Wingdings" style:font-name-complex="Wingdings"/>
    </style:style>
    <style:style style:name="US" style:family="text">
      <style:text-properties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6799in"/>
        </style:list-level-properties>
        <style:text-properties style:font-name="Wingdings"/>
      </text:list-level-style-bullet>
      <text:list-level-style-bullet text:level="2" text:style-name="WW8Num11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11z0"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11z3"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11z0"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11z3"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11z0"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text:style-name="WW8Num12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1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2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2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2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2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fo:text-indent="-0.25in" fo:margin-left="0.6799in"/>
        </style:list-level-properties>
        <style:text-properties style:font-name="Wingdings"/>
      </text:list-level-style-bullet>
      <text:list-level-style-bullet text:level="2" text:style-name="WW8Num13z1" style:num-suffix="." text:bullet-char="o">
        <style:list-level-properties text:list-level-position-and-space-mode="label-alignment">
          <style:list-level-label-alignment text:label-followed-by="listtab" fo:text-indent="-0.25in" fo:margin-left="1.1799in"/>
        </style:list-level-properties>
        <style:text-properties style:font-name="Courier New1"/>
      </text:list-level-style-bullet>
      <text:list-level-style-bullet text:level="3" text:style-name="WW8Num13z0" style:num-suffix="." text:bullet-char="">
        <style:list-level-properties text:list-level-position-and-space-mode="label-alignment">
          <style:list-level-label-alignment text:label-followed-by="listtab" fo:text-indent="-0.25in" fo:margin-left="1.6799in"/>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fo:text-indent="-0.25in" fo:margin-left="2.1799in"/>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fo:text-indent="-0.25in" fo:margin-left="2.6799in"/>
        </style:list-level-properties>
        <style:text-properties style:font-name="Courier New1"/>
      </text:list-level-style-bullet>
      <text:list-level-style-bullet text:level="6" text:style-name="WW8Num13z0" style:num-suffix="." text:bullet-char="">
        <style:list-level-properties text:list-level-position-and-space-mode="label-alignment">
          <style:list-level-label-alignment text:label-followed-by="listtab" fo:text-indent="-0.25in" fo:margin-left="3.1799in"/>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fo:text-indent="-0.25in" fo:margin-left="3.6799in"/>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fo:text-indent="-0.25in" fo:margin-left="4.1799in"/>
        </style:list-level-properties>
        <style:text-properties style:font-name="Courier New1"/>
      </text:list-level-style-bullet>
      <text:list-level-style-bullet text:level="9" text:style-name="WW8Num13z0" style:num-suffix="." text:bullet-char="">
        <style:list-level-properties text:list-level-position-and-space-mode="label-alignment">
          <style:list-level-label-alignment text:label-followed-by="listtab" fo:text-indent="-0.25in" fo:margin-left="4.679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5098in" fo:text-indent="-0.3902in" fo:margin-left="0.7701in"/>
        </style:list-level-properties>
        <style:text-properties style:font-name="Wingdings 2"/>
      </text:list-level-style-bullet>
      <text:list-level-style-bullet text:level="2" text:style-name="WW8Num1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4701in" fo:text-indent="-0.15in" fo:margin-left="0.4701in"/>
        </style:list-level-properties>
        <style:text-properties style:font-name="Wingdings"/>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7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7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17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17z1"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17z2"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17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17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17z2"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3201in" fo:text-indent="-0.1535in" fo:margin-left="0.3201in"/>
        </style:list-level-properties>
        <style:text-properties style:font-name="Wingdings"/>
      </text:list-level-style-bullet>
      <text:list-level-style-bullet text:level="2" text:style-name="WW8Num18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4701in" fo:text-indent="-0.15in" fo:margin-left="0.4701in"/>
        </style:list-level-properties>
        <style:text-properties style:font-name="Wingdings"/>
      </text:list-level-style-bullet>
      <text:list-level-style-bullet text:level="2" text:style-name="WW8Num1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3201in" fo:text-indent="-0.1535in" fo:margin-left="0.3201in"/>
        </style:list-level-properties>
        <style:text-properties style:font-name="Wingdings"/>
      </text:list-level-style-bullet>
      <text:list-level-style-bullet text:level="2" text:style-name="WW8Num20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0.4201in" fo:text-indent="-0.1602in" fo:margin-left="0.4201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1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1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1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1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1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1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3902in" fo:text-indent="-0.1307in" fo:margin-left="0.3902in"/>
        </style:list-level-properties>
        <style:text-properties style:font-name="Wingdings 2"/>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0.3201in" fo:text-indent="-0.15in" fo:margin-left="0.3201in"/>
        </style:list-level-properties>
        <style:text-properties style:font-name="Wingdings"/>
      </text:list-level-style-bullet>
      <text:list-level-style-bullet text:level="2" text:style-name="WW8Num23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3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3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list-level-style-number text:level="1" text:style-name="WW8Num2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24z2"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WW8Num24z3" style:num-prefix="("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WW8Num24z1" style:num-prefix="("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WW8Num24z2" style:num-prefix="("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WW8Num2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WW8Num24z1" style:num-suffix="." style:num-format="a" style:num-letter-sync="true">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WW8Num24z2"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1">
        <style:list-level-properties text:list-level-position-and-space-mode="label-alignment">
          <style:list-level-label-alignment text:label-followed-by="listtab" text:list-tab-stop-position="0.5098in" fo:text-indent="-0.1299in" fo:margin-left="0.5098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5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5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5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5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5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5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list-level-style-number text:level="1" text:style-name="WW8Num26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26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6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6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6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6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4701in" fo:text-indent="-0.15in" fo:margin-left="0.4701in"/>
        </style:list-level-properties>
        <style:text-properties style:font-name="Wingdings"/>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7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7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7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3598in" fo:text-indent="-0.1898in" fo:margin-left="0.3598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list-level-style-bullet text:level="1" text:style-name="WW8Num29z0" style:num-suffix="." text:bullet-char="">
        <style:list-level-properties text:list-level-position-and-space-mode="label-alignment">
          <style:list-level-label-alignment text:label-followed-by="listtab" text:list-tab-stop-position="0.5098in" fo:text-indent="-0.3902in" fo:margin-left="0.7701in"/>
        </style:list-level-properties>
        <style:text-properties style:font-name="Wingdings 2"/>
      </text:list-level-style-bullet>
      <text:list-level-style-bullet text:level="2" text:style-name="WW8Num29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9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9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number text:level="1" text:style-name="WW8Num30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30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0z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0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0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0z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0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0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0z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1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1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1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1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1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1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2">
      <text:list-level-style-number text:level="1" text:style-name="WW8Num32z0" style:num-suffix="." style:num-format="1">
        <style:list-level-properties text:list-level-position-and-space-mode="label-alignment">
          <style:list-level-label-alignment text:label-followed-by="listtab" text:list-tab-stop-position="0.4201in" fo:text-indent="-0.1602in" fo:margin-left="0.4201in"/>
        </style:list-level-properties>
      </text:list-level-style-number>
      <text:list-level-style-number text:level="2" text:style-name="WW8Num3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2z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2z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2z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2z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2z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3">
      <text:list-level-style-number text:level="1" text:style-name="WW8Num33z0" style:num-suffix="." style:num-format="1">
        <style:list-level-properties text:list-level-position-and-space-mode="label-alignment">
          <style:list-level-label-alignment text:label-followed-by="listtab" text:list-tab-stop-position="0.5098in" fo:text-indent="-0.1299in" fo:margin-left="0.50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4" text:consecutive-numbering="true">
      <text:list-level-style-number text:level="1" text:style-name="WW8Num34z0" style:num-suffix="." style:num-format="a" style:num-letter-sync="true">
        <style:list-level-properties text:list-level-position-and-space-mode="label-alignment">
          <style:list-level-label-alignment text:label-followed-by="listtab" text:list-tab-stop-position="0.55in" fo:text-indent="-0.1902in" fo:margin-left="0.55in"/>
        </style:list-level-properties>
      </text:list-level-style-number>
      <text:list-level-style-number text:level="2" text:style-name="WW8Num3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bullet text:level="4" text:style-name="WW8Num34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4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4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3598in" fo:text-indent="-0.1in" fo:margin-left="0.3598in"/>
        </style:list-level-properties>
        <style:text-properties style:font-name="Wingdings 2"/>
      </text:list-level-style-bullet>
      <text:list-level-style-bullet text:level="2" text:style-name="WW8Num35z1" style:num-suffix="." text:bullet-char="o">
        <style:list-level-properties text:list-level-position-and-space-mode="label-alignment">
          <style:list-level-label-alignment text:label-followed-by="listtab" text:list-tab-stop-position="1.3335in" fo:text-indent="-0.25in" fo:margin-left="1.3335in"/>
        </style:list-level-properties>
        <style:text-properties style:font-name="Courier New1"/>
      </text:list-level-style-bullet>
      <text:list-level-style-bullet text:level="3" text:style-name="WW8Num35z2" style:num-suffix="." text:bullet-char="">
        <style:list-level-properties text:list-level-position-and-space-mode="label-alignment">
          <style:list-level-label-alignment text:label-followed-by="listtab" text:list-tab-stop-position="1.8335in" fo:text-indent="-0.25in" fo:margin-left="1.8335in"/>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2.3335in" fo:text-indent="-0.25in" fo:margin-left="2.3335in"/>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2.8335in" fo:text-indent="-0.25in" fo:margin-left="2.8335in"/>
        </style:list-level-properties>
        <style:text-properties style:font-name="Courier New1"/>
      </text:list-level-style-bullet>
      <text:list-level-style-bullet text:level="6" text:style-name="WW8Num35z2" style:num-suffix="." text:bullet-char="">
        <style:list-level-properties text:list-level-position-and-space-mode="label-alignment">
          <style:list-level-label-alignment text:label-followed-by="listtab" text:list-tab-stop-position="3.3335in" fo:text-indent="-0.25in" fo:margin-left="3.3335in"/>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3.8335in" fo:text-indent="-0.25in" fo:margin-left="3.8335in"/>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4.3335in" fo:text-indent="-0.25in" fo:margin-left="4.3335in"/>
        </style:list-level-properties>
        <style:text-properties style:font-name="Courier New1"/>
      </text:list-level-style-bullet>
      <text:list-level-style-bullet text:level="9" text:style-name="WW8Num35z2" style:num-suffix="." text:bullet-char="">
        <style:list-level-properties text:list-level-position-and-space-mode="label-alignment">
          <style:list-level-label-alignment text:label-followed-by="listtab" text:list-tab-stop-position="4.8335in" fo:text-indent="-0.25in" fo:margin-left="4.833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4201in" fo:text-indent="-0.1602in" fo:margin-left="0.420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number text:level="1" text:style-name="WW8Num37z0" style:num-suffix="." style:num-format="1">
        <style:list-level-properties text:list-level-position-and-space-mode="label-alignment">
          <style:list-level-label-alignment text:label-followed-by="listtab" text:list-tab-stop-position="0.5098in" fo:text-indent="-0.1299in" fo:margin-left="0.5098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7in" fo:page-height="9in" style:num-format="1" style:print-orientation="portrait" fo:margin-top="1in" fo:margin-bottom="1in" fo:margin-left="1.25in" fo:margin-right="0.75in" fo:background-color="#ffffff" style:writing-mode="lr-tb" style:layout-grid-color="#c0c0c0" style:layout-grid-lines="28" style:layout-grid-base-height="0.25in" style:layout-grid-ruby-height="0in" style:layout-grid-mode="none" style:layout-grid-ruby-below="false" style:layout-grid-print="false" style:layout-grid-display="false" style:layout-grid-base-width="0.1665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t_20_1" style:display-name="Convert 1" style:page-layout-name="Mpm1"/>
    <style:master-page style:name="Convert_20_2" style:display-name="Convert 2" style:page-layout-name="Mpm1"/>
    <style:master-page style:name="Convert_20_3" style:display-name="Convert 3" style:page-layout-name="Mpm1"/>
    <style:master-page style:name="Convert_20_4" style:display-name="Convert 4" style:page-layout-name="Mpm1"/>
    <style:master-page style:name="Convert_20_5" style:display-name="Convert 5" style:page-layout-name="Mpm1"/>
    <style:master-page style:name="Convert_20_6" style:display-name="Convert 6" style:page-layout-name="Mpm1"/>
    <style:master-page style:name="Convert_20_7" style:display-name="Convert 7"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Are You suprised ?</dc:title>
    <dc:subject>Birthday </dc:subject>
    <meta:keyword>Birthday</meta:keyword>
    <dc:description>Shankar's Birthday falls on 25th July.  Don't Forget to wish him</dc:description>
    <meta:initial-creator>uthurm2</meta:initial-creator>
    <meta:creation-date>2012-06-28T19:28:00</meta:creation-date>
    <dc:date>2013-05-17T14:35:41.75</dc:date>
    <meta:editing-cycles>13</meta:editing-cycles>
    <meta:editing-duration>PT1H34M42S</meta:editing-duration>
    <meta:generator>OpenOffice.org/3.4.1$Win32 OpenOffice.org_project/341m1$Build-9593</meta:generator>
    <meta:document-statistic meta:table-count="3" meta:image-count="0" meta:object-count="0" meta:page-count="9" meta:paragraph-count="115" meta:word-count="1751" meta:character-count="9795"/>
    <meta:user-defined meta:name="Info 1"/>
    <meta:user-defined meta:name="Info 2"/>
    <meta:user-defined meta:name="Info 3"/>
    <meta:user-defined meta:name="Info 4"/>
    <meta:template xlink:type="simple" xlink:actuate="onRequest" xlink:title="1" xlink:href="../ptg_generic_main.ott"/>
  </office:meta>
</office:document-meta>
</file>